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85cm"/>
    </style:style>
    <style:style style:name="co2" style:family="table-column">
      <style:table-column-properties fo:break-before="auto" style:column-width="1.808cm"/>
    </style:style>
    <style:style style:name="co3" style:family="table-column">
      <style:table-column-properties fo:break-before="auto" style:column-width="1.281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558cm"/>
    </style:style>
    <style:style style:name="co6" style:family="table-column">
      <style:table-column-properties fo:break-before="auto" style:column-width="2.752cm"/>
    </style:style>
    <style:style style:name="co7" style:family="table-column">
      <style:table-column-properties fo:break-before="auto" style:column-width="1.11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cc"/>
      <style:text-properties fo:color="#a31515" style:text-outline="false" style:text-line-through-style="none" style:font-name="Consolas" fo:font-size="9.5pt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font-style-asian="normal" style:font-weight-asian="normal" style:font-name-complex="Consolas" style:font-size-complex="5.40000009536743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cc"/>
      <style:text-properties fo:color="#a31515" style:text-outline="false" style:text-line-through-style="none" style:font-name="Consolas" fo:font-size="9.5pt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font-style-asian="normal" style:font-weight-asian="normal" style:font-name-complex="Consolas" style:font-size-complex="5.40000009536743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a31515" style:text-outline="false" style:text-line-through-style="none" style:font-name="Consolas" fo:font-size="9.5pt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font-style-asian="normal" style:font-weight-asian="normal" style:font-name-complex="Consolas" style:font-size-complex="5.40000009536743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cffcc"/>
    </style:style>
    <style:style style:name="ce5" style:family="table-cell" style:parent-style-name="Default">
      <style:table-cell-properties fo:background-color="#ffffcc"/>
    </style:style>
    <style:style style:name="ce6" style:family="table-cell" style:parent-style-name="Default">
      <style:text-properties fo:color="#a31515" style:font-name="Consolas" fo:font-size="9.5pt" style:font-name-asian="Consolas" style:font-size-asian="9.5pt" style:font-name-complex="Consolas" style:font-size-complex="5.40000009536743pt"/>
    </style:style>
    <style:style style:name="ce7" style:family="table-cell" style:parent-style-name="Default">
      <style:table-cell-properties fo:background-color="#99cc66"/>
    </style:style>
    <style:style style:name="ce8" style:family="table-cell" style:parent-style-name="Default">
      <style:table-cell-properties fo:background-color="#ffcc00"/>
    </style:style>
    <style:style style:name="ce9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fo:color="#cc3300"/>
    </style:style>
    <style:style style:name="ce10" style:family="table-cell" style:parent-style-name="Default" style:data-style-name="N112"/>
    <style:style style:name="ce11" style:family="table-cell" style:parent-style-name="Default" style:data-style-name="N112">
      <style:table-cell-properties fo:background-color="#dddddd"/>
    </style:style>
    <style:style style:name="ce12" style:family="table-cell" style:parent-style-name="Default" style:data-style-name="N111"/>
    <style:style style:name="ce13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12">
      <style:table-cell-properties fo:background-color="transparent"/>
    </style:style>
    <style:style style:name="ce16" style:family="table-cell" style:parent-style-name="Default" style:data-style-name="N111">
      <style:table-cell-properties fo:background-color="transparent"/>
    </style:style>
  </office:automatic-styles>
  <office:body>
    <office:spreadsheet>
      <table:table table:name="Ini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number-columns-repeated="2"/>
          <table:table-cell table:style-name="ce6" office:value-type="string">
            <text:p>"cat"</text:p>
          </table:table-cell>
          <table:table-cell table:style-name="ce6" office:value-type="string">
            <text:p>"like"</text:p>
          </table:table-cell>
          <table:table-cell table:style-name="ce6" office:value-type="string">
            <text:p>"icecream"</text:p>
          </table:table-cell>
          <table:table-cell table:style-name="ce6" office:value-type="string">
            <text:p>"at"</text:p>
          </table:table-cell>
          <table:table-cell table:style-name="ce6" office:value-type="string">
            <text:p>"dog"</text:p>
          </table:table-cell>
          <table:table-cell table:style-name="ce6" office:value-type="string">
            <text:p>"meet"</text:p>
          </table:table-cell>
          <table:table-cell table:style-name="ce6" office:value-type="string">
            <text:p>"world"</text:p>
          </table:table-cell>
          <table:table-cell table:style-name="ce6" office:value-type="string">
            <text:p>"seven"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"my cats like icecream"</text:p>
          </table:table-cell>
          <table:table-cell table:style-name="ce4" office:value-type="string">
            <text:p>CAT</text:p>
          </table:table-cell>
          <table:table-cell table:number-columns-repeated="3" table:style-name="ce4" office:value-type="float" office:value="1">
            <text:p>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table:number-columns-repeated="1014"/>
        </table:table-row>
        <table:table-row table:style-name="ro1">
          <table:table-cell table:style-name="ce1" office:value-type="string">
            <text:p>"their <text:s text:c="2"/>cat ate <text:s/>dogs. Meet my cat"</text:p>
          </table:table-cell>
          <table:table-cell table:style-name="ce4" office:value-type="string">
            <text:p>CAT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3"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table:number-columns-repeated="1014"/>
        </table:table-row>
        <table:table-row table:style-name="ro1">
          <table:table-cell table:style-name="ce1" office:value-type="string">
            <text:p>"my cat meet with <text:s text:c="3"/>other cats"</text:p>
          </table:table-cell>
          <table:table-cell table:style-name="ce4" office:value-type="string">
            <text:p>CAT</text:p>
          </table:table-cell>
          <table:table-cell table:style-name="ce4" office:value-type="float" office:value="2">
            <text:p>2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table:number-columns-repeated="1014"/>
        </table:table-row>
        <table:table-row table:style-name="ro1">
          <table:table-cell table:style-name="ce1" office:value-type="string">
            <text:p>"Are there no cats in the world?"</text:p>
          </table:table-cell>
          <table:table-cell table:style-name="ce4" office:value-type="string">
            <text:p>CAT</text:p>
          </table:table-cell>
          <table:table-cell table:style-name="ce4" office:value-type="float" office:value="1">
            <text:p>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14"/>
        </table:table-row>
        <table:table-row table:style-name="ro1">
          <table:table-cell table:style-name="ce2" office:value-type="string">
            <text:p>"He likes my dog! At seven"</text:p>
          </table:table-cell>
          <table:table-cell table:style-name="ce5" office:value-type="string">
            <text:p>DOG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table:number-columns-repeated="1014"/>
        </table:table-row>
        <table:table-row table:style-name="ro1">
          <table:table-cell table:style-name="ce2" office:value-type="string">
            <text:p>"dogs, dogs everywhere in the world!!!"</text:p>
          </table:table-cell>
          <table:table-cell table:style-name="ce5" office:value-type="string">
            <text:p>DOG</text:p>
          </table:table-cell>
          <table:table-cell table:number-columns-repeated="4"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" table:formula="of:=SUM([.C2:.C5])" office:value-type="float" office:value="6">
            <text:p>6</text:p>
          </table:table-cell>
          <table:table-cell table:style-name="ce4" table:formula="of:=SUM([.D2:.D5])" office:value-type="float" office:value="1">
            <text:p>1</text:p>
          </table:table-cell>
          <table:table-cell table:style-name="ce4" table:formula="of:=SUM([.E2:.E5])" office:value-type="float" office:value="1">
            <text:p>1</text:p>
          </table:table-cell>
          <table:table-cell table:style-name="ce4" table:formula="of:=SUM([.F2:.F5])" office:value-type="float" office:value="1">
            <text:p>1</text:p>
          </table:table-cell>
          <table:table-cell table:style-name="ce4" table:formula="of:=SUM([.G2:.G5])" office:value-type="float" office:value="1">
            <text:p>1</text:p>
          </table:table-cell>
          <table:table-cell table:style-name="ce4" table:formula="of:=SUM([.H2:.H5])" office:value-type="float" office:value="2">
            <text:p>2</text:p>
          </table:table-cell>
          <table:table-cell table:style-name="ce4" table:formula="of:=SUM([.I2:.I5])" office:value-type="float" office:value="1">
            <text:p>1</text:p>
          </table:table-cell>
          <table:table-cell table:style-name="ce4" table:formula="of:=SUM([.J2:.J5])" office:value-type="float" office:value="0">
            <text:p>0</text:p>
          </table:table-cell>
          <table:table-cell table:style-name="ce7" table:formula="of:=SUM([.C9:.J9])" office:value-type="float" office:value="13">
            <text:p>13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5" table:formula="of:=SUM([.C6:.C7])" office:value-type="float" office:value="0">
            <text:p>0</text:p>
          </table:table-cell>
          <table:table-cell table:style-name="ce5" table:formula="of:=SUM([.D6:.D7])" office:value-type="float" office:value="1">
            <text:p>1</text:p>
          </table:table-cell>
          <table:table-cell table:style-name="ce5" table:formula="of:=SUM([.E6:.E7])" office:value-type="float" office:value="0">
            <text:p>0</text:p>
          </table:table-cell>
          <table:table-cell table:style-name="ce5" table:formula="of:=SUM([.F6:.F7])" office:value-type="float" office:value="0">
            <text:p>0</text:p>
          </table:table-cell>
          <table:table-cell table:style-name="ce5" table:formula="of:=SUM([.G6:.G7])" office:value-type="float" office:value="3">
            <text:p>3</text:p>
          </table:table-cell>
          <table:table-cell table:style-name="ce5" table:formula="of:=SUM([.H6:.H7])" office:value-type="float" office:value="0">
            <text:p>0</text:p>
          </table:table-cell>
          <table:table-cell table:style-name="ce5" table:formula="of:=SUM([.I6:.I7])" office:value-type="float" office:value="1">
            <text:p>1</text:p>
          </table:table-cell>
          <table:table-cell table:style-name="ce5" table:formula="of:=SUM([.J6:.J7])" office:value-type="float" office:value="1">
            <text:p>1</text:p>
          </table:table-cell>
          <table:table-cell table:style-name="ce8" table:formula="of:=SUM([.C10:.J10])" office:value-type="float" office:value="6">
            <text:p>6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[.K9]+[.K10]" office:value-type="float" office:value="19">
            <text:p>19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"What class icecream cat belongs to?"</text:p>
          </table:table-cell>
          <table:table-cell office:value-type="string">
            <text:p>CA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"I <text:s/>like cats, but I like dogs too. The <text:s text:c="2"/>dogs are the best icecream eaters in the seven worlds!!!"</text:p>
          </table:table-cell>
          <table:table-cell office:value-type="string">
            <text:p>DOG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"What can I say about seven dogs? They are the best"</text:p>
          </table:table-cell>
          <table:table-cell office:value-type="string">
            <text:p>DOG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CAT prior</text:p>
          </table:table-cell>
          <table:table-cell table:formula="of:=LN(4/6)" office:value-type="float" office:value="-0.405465108108164">
            <text:p>-0,4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DOG prior</text:p>
          </table:table-cell>
          <table:table-cell table:formula="of:=LN(2/6)" office:value-type="float" office:value="-1.09861228866811">
            <text:p>-1,1</text:p>
          </table:table-cell>
          <table:table-cell table:number-columns-repeated="1021"/>
        </table:table-row>
      </table:table>
      <table:table table:name="TF-IDF" table:style-name="ta1" table:print="false">
        <table:table-column table:style-name="co5" table:number-columns-repeated="8" table:default-cell-style-name="ce12"/>
        <table:table-column table:style-name="co6" table:default-cell-style-name="ce12"/>
        <table:table-column table:style-name="co7" table:default-cell-style-name="ce12"/>
        <table:table-column table:style-name="co5" table:default-cell-style-name="ce12"/>
        <table:table-column table:style-name="co4" table:number-columns-repeated="1013" table:default-cell-style-name="ce12"/>
        <table:table-row table:style-name="ro1">
          <table:table-cell table:style-name="ce9" table:formula="of:=[Init.C1]" office:value-type="string" office:string-value="&quot;cat&quot;">
            <text:p>"cat"</text:p>
          </table:table-cell>
          <table:table-cell table:style-name="ce9" table:formula="of:=[Init.D1]" office:value-type="string" office:string-value="&quot;like&quot;">
            <text:p>"like"</text:p>
          </table:table-cell>
          <table:table-cell table:style-name="ce9" table:formula="of:=[Init.E1]" office:value-type="string" office:string-value="&quot;icecream&quot;">
            <text:p>"icecream"</text:p>
          </table:table-cell>
          <table:table-cell table:style-name="ce9" table:formula="of:=[Init.F1]" office:value-type="string" office:string-value="&quot;at&quot;">
            <text:p>"at"</text:p>
          </table:table-cell>
          <table:table-cell table:style-name="ce9" table:formula="of:=[Init.G1]" office:value-type="string" office:string-value="&quot;dog&quot;">
            <text:p>"dog"</text:p>
          </table:table-cell>
          <table:table-cell table:style-name="ce9" table:formula="of:=[Init.H1]" office:value-type="string" office:string-value="&quot;meet&quot;">
            <text:p>"meet"</text:p>
          </table:table-cell>
          <table:table-cell table:style-name="ce9" table:formula="of:=[Init.I1]" office:value-type="string" office:string-value="&quot;world&quot;">
            <text:p>"world"</text:p>
          </table:table-cell>
          <table:table-cell table:style-name="ce9" table:formula="of:=[Init.J1]" office:value-type="string" office:string-value="&quot;seven&quot;">
            <text:p>"seven"</text:p>
          </table:table-cell>
          <table:table-cell table:style-name="ce13" table:number-columns-repeated="2"/>
          <table:table-cell table:style-name="ce14"/>
          <table:table-cell table:style-name="ce13" table:number-columns-repeated="1013"/>
        </table:table-row>
        <table:table-row table:style-name="ro1">
          <table:table-cell table:style-name="ce10" table:formula="of:=[Init.C2]" office:value-type="float" office:value="1">
            <text:p>1,0000000000</text:p>
          </table:table-cell>
          <table:table-cell table:style-name="ce10" table:formula="of:=[Init.D2]" office:value-type="float" office:value="1">
            <text:p>1,0000000000</text:p>
          </table:table-cell>
          <table:table-cell table:style-name="ce10" table:formula="of:=[Init.E2]" office:value-type="float" office:value="1">
            <text:p>1,0000000000</text:p>
          </table:table-cell>
          <table:table-cell table:style-name="ce10" table:formula="of:=[Init.F2]" office:value-type="float" office:value="0">
            <text:p>0,0000000000</text:p>
          </table:table-cell>
          <table:table-cell table:style-name="ce10" table:formula="of:=[Init.G2]" office:value-type="float" office:value="0">
            <text:p>0,0000000000</text:p>
          </table:table-cell>
          <table:table-cell table:style-name="ce10" table:formula="of:=[Init.H2]" office:value-type="float" office:value="0">
            <text:p>0,0000000000</text:p>
          </table:table-cell>
          <table:table-cell table:style-name="ce10" table:formula="of:=[Init.I2]" office:value-type="float" office:value="0">
            <text:p>0,0000000000</text:p>
          </table:table-cell>
          <table:table-cell table:style-name="ce10" table:formula="of:=[Init.J2]" office:value-type="float" office:value="0">
            <text:p>0,0000000000</text:p>
          </table:table-cell>
          <table:table-cell/>
          <table:table-cell office:value-type="string">
            <text:p>cnt</text:p>
          </table:table-cell>
          <table:table-cell table:style-name="ce10" office:value-type="float" office:value="6">
            <text:p>6,0000000000</text:p>
          </table:table-cell>
          <table:table-cell table:number-columns-repeated="1013"/>
        </table:table-row>
        <table:table-row table:style-name="ro1">
          <table:table-cell table:style-name="ce10" table:formula="of:=[Init.C3]" office:value-type="float" office:value="2">
            <text:p>2,0000000000</text:p>
          </table:table-cell>
          <table:table-cell table:style-name="ce10" table:formula="of:=[Init.D3]" office:value-type="float" office:value="0">
            <text:p>0,0000000000</text:p>
          </table:table-cell>
          <table:table-cell table:style-name="ce10" table:formula="of:=[Init.E3]" office:value-type="float" office:value="0">
            <text:p>0,0000000000</text:p>
          </table:table-cell>
          <table:table-cell table:style-name="ce10" table:formula="of:=[Init.F3]" office:value-type="float" office:value="1">
            <text:p>1,0000000000</text:p>
          </table:table-cell>
          <table:table-cell table:style-name="ce10" table:formula="of:=[Init.G3]" office:value-type="float" office:value="1">
            <text:p>1,0000000000</text:p>
          </table:table-cell>
          <table:table-cell table:style-name="ce10" table:formula="of:=[Init.H3]" office:value-type="float" office:value="1">
            <text:p>1,0000000000</text:p>
          </table:table-cell>
          <table:table-cell table:style-name="ce10" table:formula="of:=[Init.I3]" office:value-type="float" office:value="0">
            <text:p>0,0000000000</text:p>
          </table:table-cell>
          <table:table-cell table:style-name="ce10" table:formula="of:=[Init.J3]" office:value-type="float" office:value="0">
            <text:p>0,0000000000</text:p>
          </table:table-cell>
          <table:table-cell/>
          <table:table-cell office:value-type="string">
            <text:p>dim</text:p>
          </table:table-cell>
          <table:table-cell table:style-name="ce10" office:value-type="float" office:value="8">
            <text:p>8,0000000000</text:p>
          </table:table-cell>
          <table:table-cell table:number-columns-repeated="1013"/>
        </table:table-row>
        <table:table-row table:style-name="ro1">
          <table:table-cell table:style-name="ce10" table:formula="of:=[Init.C4]" office:value-type="float" office:value="2">
            <text:p>2,0000000000</text:p>
          </table:table-cell>
          <table:table-cell table:style-name="ce10" table:formula="of:=[Init.D4]" office:value-type="float" office:value="0">
            <text:p>0,0000000000</text:p>
          </table:table-cell>
          <table:table-cell table:style-name="ce10" table:formula="of:=[Init.E4]" office:value-type="float" office:value="0">
            <text:p>0,0000000000</text:p>
          </table:table-cell>
          <table:table-cell table:style-name="ce10" table:formula="of:=[Init.F4]" office:value-type="float" office:value="0">
            <text:p>0,0000000000</text:p>
          </table:table-cell>
          <table:table-cell table:style-name="ce10" table:formula="of:=[Init.G4]" office:value-type="float" office:value="0">
            <text:p>0,0000000000</text:p>
          </table:table-cell>
          <table:table-cell table:style-name="ce10" table:formula="of:=[Init.H4]" office:value-type="float" office:value="1">
            <text:p>1,0000000000</text:p>
          </table:table-cell>
          <table:table-cell table:style-name="ce10" table:formula="of:=[Init.I4]" office:value-type="float" office:value="0">
            <text:p>0,0000000000</text:p>
          </table:table-cell>
          <table:table-cell table:style-name="ce10" table:formula="of:=[Init.J4]" office:value-type="float" office:value="0">
            <text:p>0,0000000000</text:p>
          </table:table-cell>
          <table:table-cell/>
          <table:table-cell office:value-type="string">
            <text:p>alp</text:p>
          </table:table-cell>
          <table:table-cell table:style-name="ce10" office:value-type="float" office:value="1">
            <text:p>1,0000000000</text:p>
          </table:table-cell>
          <table:table-cell table:number-columns-repeated="1013"/>
        </table:table-row>
        <table:table-row table:style-name="ro1">
          <table:table-cell table:style-name="ce10" table:formula="of:=[Init.C5]" office:value-type="float" office:value="1">
            <text:p>1,0000000000</text:p>
          </table:table-cell>
          <table:table-cell table:style-name="ce10" table:formula="of:=[Init.D5]" office:value-type="float" office:value="0">
            <text:p>0,0000000000</text:p>
          </table:table-cell>
          <table:table-cell table:style-name="ce10" table:formula="of:=[Init.E5]" office:value-type="float" office:value="0">
            <text:p>0,0000000000</text:p>
          </table:table-cell>
          <table:table-cell table:style-name="ce10" table:formula="of:=[Init.F5]" office:value-type="float" office:value="0">
            <text:p>0,0000000000</text:p>
          </table:table-cell>
          <table:table-cell table:style-name="ce10" table:formula="of:=[Init.G5]" office:value-type="float" office:value="0">
            <text:p>0,0000000000</text:p>
          </table:table-cell>
          <table:table-cell table:style-name="ce10" table:formula="of:=[Init.H5]" office:value-type="float" office:value="0">
            <text:p>0,0000000000</text:p>
          </table:table-cell>
          <table:table-cell table:style-name="ce10" table:formula="of:=[Init.I5]" office:value-type="float" office:value="1">
            <text:p>1,0000000000</text:p>
          </table:table-cell>
          <table:table-cell table:style-name="ce10" table:formula="of:=[Init.J5]" office:value-type="float" office:value="0">
            <text:p>0,0000000000</text:p>
          </table:table-cell>
          <table:table-cell table:number-columns-repeated="1016"/>
        </table:table-row>
        <table:table-row table:style-name="ro1">
          <table:table-cell table:style-name="ce11" table:formula="of:=[Init.C6]" office:value-type="float" office:value="0">
            <text:p>0,0000000000</text:p>
          </table:table-cell>
          <table:table-cell table:style-name="ce11" table:formula="of:=[Init.D6]" office:value-type="float" office:value="1">
            <text:p>1,0000000000</text:p>
          </table:table-cell>
          <table:table-cell table:style-name="ce11" table:formula="of:=[Init.E6]" office:value-type="float" office:value="0">
            <text:p>0,0000000000</text:p>
          </table:table-cell>
          <table:table-cell table:style-name="ce11" table:formula="of:=[Init.F6]" office:value-type="float" office:value="0">
            <text:p>0,0000000000</text:p>
          </table:table-cell>
          <table:table-cell table:style-name="ce11" table:formula="of:=[Init.G6]" office:value-type="float" office:value="1">
            <text:p>1,0000000000</text:p>
          </table:table-cell>
          <table:table-cell table:style-name="ce11" table:formula="of:=[Init.H6]" office:value-type="float" office:value="0">
            <text:p>0,0000000000</text:p>
          </table:table-cell>
          <table:table-cell table:style-name="ce11" table:formula="of:=[Init.I6]" office:value-type="float" office:value="0">
            <text:p>0,0000000000</text:p>
          </table:table-cell>
          <table:table-cell table:style-name="ce11" table:formula="of:=[Init.J6]" office:value-type="float" office:value="1">
            <text:p>1,0000000000</text:p>
          </table:table-cell>
          <table:table-cell table:number-columns-repeated="1016"/>
        </table:table-row>
        <table:table-row table:style-name="ro1">
          <table:table-cell table:style-name="ce11" table:formula="of:=[Init.C7]" office:value-type="float" office:value="0">
            <text:p>0,0000000000</text:p>
          </table:table-cell>
          <table:table-cell table:style-name="ce11" table:formula="of:=[Init.D7]" office:value-type="float" office:value="0">
            <text:p>0,0000000000</text:p>
          </table:table-cell>
          <table:table-cell table:style-name="ce11" table:formula="of:=[Init.E7]" office:value-type="float" office:value="0">
            <text:p>0,0000000000</text:p>
          </table:table-cell>
          <table:table-cell table:style-name="ce11" table:formula="of:=[Init.F7]" office:value-type="float" office:value="0">
            <text:p>0,0000000000</text:p>
          </table:table-cell>
          <table:table-cell table:style-name="ce11" table:formula="of:=[Init.G7]" office:value-type="float" office:value="2">
            <text:p>2,0000000000</text:p>
          </table:table-cell>
          <table:table-cell table:style-name="ce11" table:formula="of:=[Init.H7]" office:value-type="float" office:value="0">
            <text:p>0,0000000000</text:p>
          </table:table-cell>
          <table:table-cell table:style-name="ce11" table:formula="of:=[Init.I7]" office:value-type="float" office:value="1">
            <text:p>1,0000000000</text:p>
          </table:table-cell>
          <table:table-cell table:style-name="ce11" table:formula="of:=[Init.J7]" office:value-type="float" office:value="0">
            <text:p>0,0000000000</text:p>
          </table:table-cell>
          <table:table-cell table:number-columns-repeated="1016"/>
        </table:table-row>
        <table:table-row table:style-name="ro1">
          <table:table-cell office:value-type="string">
            <text:p>TF</text:p>
          </table:table-cell>
          <table:table-cell table:number-columns-repeated="1023"/>
        </table:table-row>
        <table:table-row table:style-name="ro1">
          <table:table-cell table:style-name="ce10" table:formula="of:=IF([.A2]&gt;0; LN([.A2])+1; 0)" office:value-type="float" office:value="1">
            <text:p>1,0000000000</text:p>
          </table:table-cell>
          <table:table-cell table:style-name="ce10" table:formula="of:=IF([.B2]&gt;0; LN([.B2])+1; 0)" office:value-type="float" office:value="1">
            <text:p>1,0000000000</text:p>
          </table:table-cell>
          <table:table-cell table:style-name="ce10" table:formula="of:=IF([.C2]&gt;0; LN([.C2])+1; 0)" office:value-type="float" office:value="1">
            <text:p>1,0000000000</text:p>
          </table:table-cell>
          <table:table-cell table:style-name="ce10" table:formula="of:=IF([.D2]&gt;0; LN([.D2])+1; 0)" office:value-type="float" office:value="0">
            <text:p>0,0000000000</text:p>
          </table:table-cell>
          <table:table-cell table:style-name="ce10" table:formula="of:=IF([.E2]&gt;0; LN([.E2])+1; 0)" office:value-type="float" office:value="0">
            <text:p>0,0000000000</text:p>
          </table:table-cell>
          <table:table-cell table:style-name="ce10" table:formula="of:=IF([.F2]&gt;0; LN([.F2])+1; 0)" office:value-type="float" office:value="0">
            <text:p>0,0000000000</text:p>
          </table:table-cell>
          <table:table-cell table:style-name="ce10" table:formula="of:=IF([.G2]&gt;0; LN([.G2])+1; 0)" office:value-type="float" office:value="0">
            <text:p>0,0000000000</text:p>
          </table:table-cell>
          <table:table-cell table:style-name="ce10" table:formula="of:=IF([.H2]&gt;0; LN([.H2])+1; 0)" office:value-type="float" office:value="0">
            <text:p>0,0000000000</text:p>
          </table:table-cell>
          <table:table-cell table:number-columns-repeated="1016"/>
        </table:table-row>
        <table:table-row table:style-name="ro1">
          <table:table-cell table:style-name="ce10" table:formula="of:=IF([.A3]&gt;0; LN([.A3])+1; 0)" office:value-type="float" office:value="1.69314718055995">
            <text:p>1,6931471806</text:p>
          </table:table-cell>
          <table:table-cell table:style-name="ce10" table:formula="of:=IF([.B3]&gt;0; LN([.B3])+1; 0)" office:value-type="float" office:value="0">
            <text:p>0,0000000000</text:p>
          </table:table-cell>
          <table:table-cell table:style-name="ce10" table:formula="of:=IF([.C3]&gt;0; LN([.C3])+1; 0)" office:value-type="float" office:value="0">
            <text:p>0,0000000000</text:p>
          </table:table-cell>
          <table:table-cell table:style-name="ce10" table:formula="of:=IF([.D3]&gt;0; LN([.D3])+1; 0)" office:value-type="float" office:value="1">
            <text:p>1,0000000000</text:p>
          </table:table-cell>
          <table:table-cell table:style-name="ce10" table:formula="of:=IF([.E3]&gt;0; LN([.E3])+1; 0)" office:value-type="float" office:value="1">
            <text:p>1,0000000000</text:p>
          </table:table-cell>
          <table:table-cell table:style-name="ce10" table:formula="of:=IF([.F3]&gt;0; LN([.F3])+1; 0)" office:value-type="float" office:value="1">
            <text:p>1,0000000000</text:p>
          </table:table-cell>
          <table:table-cell table:style-name="ce10" table:formula="of:=IF([.G3]&gt;0; LN([.G3])+1; 0)" office:value-type="float" office:value="0">
            <text:p>0,0000000000</text:p>
          </table:table-cell>
          <table:table-cell table:style-name="ce10" table:formula="of:=IF([.H3]&gt;0; LN([.H3])+1; 0)" office:value-type="float" office:value="0">
            <text:p>0,0000000000</text:p>
          </table:table-cell>
          <table:table-cell table:number-columns-repeated="1016"/>
        </table:table-row>
        <table:table-row table:style-name="ro1">
          <table:table-cell table:style-name="ce10" table:formula="of:=IF([.A4]&gt;0; LN([.A4])+1; 0)" office:value-type="float" office:value="1.69314718055995">
            <text:p>1,6931471806</text:p>
          </table:table-cell>
          <table:table-cell table:style-name="ce10" table:formula="of:=IF([.B4]&gt;0; LN([.B4])+1; 0)" office:value-type="float" office:value="0">
            <text:p>0,0000000000</text:p>
          </table:table-cell>
          <table:table-cell table:style-name="ce10" table:formula="of:=IF([.C4]&gt;0; LN([.C4])+1; 0)" office:value-type="float" office:value="0">
            <text:p>0,0000000000</text:p>
          </table:table-cell>
          <table:table-cell table:style-name="ce10" table:formula="of:=IF([.D4]&gt;0; LN([.D4])+1; 0)" office:value-type="float" office:value="0">
            <text:p>0,0000000000</text:p>
          </table:table-cell>
          <table:table-cell table:style-name="ce10" table:formula="of:=IF([.E4]&gt;0; LN([.E4])+1; 0)" office:value-type="float" office:value="0">
            <text:p>0,0000000000</text:p>
          </table:table-cell>
          <table:table-cell table:style-name="ce10" table:formula="of:=IF([.F4]&gt;0; LN([.F4])+1; 0)" office:value-type="float" office:value="1">
            <text:p>1,0000000000</text:p>
          </table:table-cell>
          <table:table-cell table:style-name="ce10" table:formula="of:=IF([.G4]&gt;0; LN([.G4])+1; 0)" office:value-type="float" office:value="0">
            <text:p>0,0000000000</text:p>
          </table:table-cell>
          <table:table-cell table:style-name="ce10" table:formula="of:=IF([.H4]&gt;0; LN([.H4])+1; 0)" office:value-type="float" office:value="0">
            <text:p>0,0000000000</text:p>
          </table:table-cell>
          <table:table-cell table:number-columns-repeated="1016"/>
        </table:table-row>
        <table:table-row table:style-name="ro1">
          <table:table-cell table:style-name="ce10" table:formula="of:=IF([.A5]&gt;0; LN([.A5])+1; 0)" office:value-type="float" office:value="1">
            <text:p>1,0000000000</text:p>
          </table:table-cell>
          <table:table-cell table:style-name="ce10" table:formula="of:=IF([.B5]&gt;0; LN([.B5])+1; 0)" office:value-type="float" office:value="0">
            <text:p>0,0000000000</text:p>
          </table:table-cell>
          <table:table-cell table:style-name="ce10" table:formula="of:=IF([.C5]&gt;0; LN([.C5])+1; 0)" office:value-type="float" office:value="0">
            <text:p>0,0000000000</text:p>
          </table:table-cell>
          <table:table-cell table:style-name="ce10" table:formula="of:=IF([.D5]&gt;0; LN([.D5])+1; 0)" office:value-type="float" office:value="0">
            <text:p>0,0000000000</text:p>
          </table:table-cell>
          <table:table-cell table:style-name="ce10" table:formula="of:=IF([.E5]&gt;0; LN([.E5])+1; 0)" office:value-type="float" office:value="0">
            <text:p>0,0000000000</text:p>
          </table:table-cell>
          <table:table-cell table:style-name="ce10" table:formula="of:=IF([.F5]&gt;0; LN([.F5])+1; 0)" office:value-type="float" office:value="0">
            <text:p>0,0000000000</text:p>
          </table:table-cell>
          <table:table-cell table:style-name="ce10" table:formula="of:=IF([.G5]&gt;0; LN([.G5])+1; 0)" office:value-type="float" office:value="1">
            <text:p>1,0000000000</text:p>
          </table:table-cell>
          <table:table-cell table:style-name="ce10" table:formula="of:=IF([.H5]&gt;0; LN([.H5])+1; 0)" office:value-type="float" office:value="0">
            <text:p>0,0000000000</text:p>
          </table:table-cell>
          <table:table-cell table:number-columns-repeated="1016"/>
        </table:table-row>
        <table:table-row table:style-name="ro1">
          <table:table-cell table:style-name="ce11" table:formula="of:=IF([.A6]&gt;0; LN([.A6])+1; 0)" office:value-type="float" office:value="0">
            <text:p>0,0000000000</text:p>
          </table:table-cell>
          <table:table-cell table:style-name="ce11" table:formula="of:=IF([.B6]&gt;0; LN([.B6])+1; 0)" office:value-type="float" office:value="1">
            <text:p>1,0000000000</text:p>
          </table:table-cell>
          <table:table-cell table:style-name="ce11" table:formula="of:=IF([.C6]&gt;0; LN([.C6])+1; 0)" office:value-type="float" office:value="0">
            <text:p>0,0000000000</text:p>
          </table:table-cell>
          <table:table-cell table:style-name="ce11" table:formula="of:=IF([.D6]&gt;0; LN([.D6])+1; 0)" office:value-type="float" office:value="0">
            <text:p>0,0000000000</text:p>
          </table:table-cell>
          <table:table-cell table:style-name="ce11" table:formula="of:=IF([.E6]&gt;0; LN([.E6])+1; 0)" office:value-type="float" office:value="1">
            <text:p>1,0000000000</text:p>
          </table:table-cell>
          <table:table-cell table:style-name="ce11" table:formula="of:=IF([.F6]&gt;0; LN([.F6])+1; 0)" office:value-type="float" office:value="0">
            <text:p>0,0000000000</text:p>
          </table:table-cell>
          <table:table-cell table:style-name="ce11" table:formula="of:=IF([.G6]&gt;0; LN([.G6])+1; 0)" office:value-type="float" office:value="0">
            <text:p>0,0000000000</text:p>
          </table:table-cell>
          <table:table-cell table:style-name="ce11" table:formula="of:=IF([.H6]&gt;0; LN([.H6])+1; 0)" office:value-type="float" office:value="1">
            <text:p>1,0000000000</text:p>
          </table:table-cell>
          <table:table-cell table:number-columns-repeated="1016"/>
        </table:table-row>
        <table:table-row table:style-name="ro1">
          <table:table-cell table:style-name="ce11" table:formula="of:=IF([.A7]&gt;0; LN([.A7])+1; 0)" office:value-type="float" office:value="0">
            <text:p>0,0000000000</text:p>
          </table:table-cell>
          <table:table-cell table:style-name="ce11" table:formula="of:=IF([.B7]&gt;0; LN([.B7])+1; 0)" office:value-type="float" office:value="0">
            <text:p>0,0000000000</text:p>
          </table:table-cell>
          <table:table-cell table:style-name="ce11" table:formula="of:=IF([.C7]&gt;0; LN([.C7])+1; 0)" office:value-type="float" office:value="0">
            <text:p>0,0000000000</text:p>
          </table:table-cell>
          <table:table-cell table:style-name="ce11" table:formula="of:=IF([.D7]&gt;0; LN([.D7])+1; 0)" office:value-type="float" office:value="0">
            <text:p>0,0000000000</text:p>
          </table:table-cell>
          <table:table-cell table:style-name="ce11" table:formula="of:=IF([.E7]&gt;0; LN([.E7])+1; 0)" office:value-type="float" office:value="1.69314718055995">
            <text:p>1,6931471806</text:p>
          </table:table-cell>
          <table:table-cell table:style-name="ce11" table:formula="of:=IF([.F7]&gt;0; LN([.F7])+1; 0)" office:value-type="float" office:value="0">
            <text:p>0,0000000000</text:p>
          </table:table-cell>
          <table:table-cell table:style-name="ce11" table:formula="of:=IF([.G7]&gt;0; LN([.G7])+1; 0)" office:value-type="float" office:value="1">
            <text:p>1,0000000000</text:p>
          </table:table-cell>
          <table:table-cell table:style-name="ce11" table:formula="of:=IF([.H7]&gt;0; LN([.H7])+1; 0)" office:value-type="float" office:value="0">
            <text:p>0,0000000000</text:p>
          </table:table-cell>
          <table:table-cell table:number-columns-repeated="1016"/>
        </table:table-row>
        <table:table-row table:style-name="ro1">
          <table:table-cell office:value-type="string">
            <text:p>IDF freq</text:p>
          </table:table-cell>
          <table:table-cell table:number-columns-repeated="1023"/>
        </table:table-row>
        <table:table-row table:style-name="ro1">
          <table:table-cell table:style-name="ce10" office:value-type="float" office:value="4">
            <text:p>4,0000000000</text:p>
          </table:table-cell>
          <table:table-cell table:style-name="ce10" office:value-type="float" office:value="2">
            <text:p>2,0000000000</text:p>
          </table:table-cell>
          <table:table-cell table:number-columns-repeated="2" table:style-name="ce10" office:value-type="float" office:value="1">
            <text:p>1,0000000000</text:p>
          </table:table-cell>
          <table:table-cell table:style-name="ce10" office:value-type="float" office:value="3">
            <text:p>3,0000000000</text:p>
          </table:table-cell>
          <table:table-cell table:number-columns-repeated="2" table:style-name="ce10" office:value-type="float" office:value="2">
            <text:p>2,0000000000</text:p>
          </table:table-cell>
          <table:table-cell table:style-name="ce10" office:value-type="float" office:value="1">
            <text:p>1,0000000000</text:p>
          </table:table-cell>
          <table:table-cell table:number-columns-repeated="1016"/>
        </table:table-row>
        <table:table-row table:style-name="ro1">
          <table:table-cell office:value-type="string">
            <text:p>IDF weights</text:p>
          </table:table-cell>
          <table:table-cell table:number-columns-repeated="1023"/>
        </table:table-row>
        <table:table-row table:style-name="ro1">
          <table:table-cell table:style-name="ce10" table:formula="of:=LN([.$K$3]/[.A16])" office:value-type="float" office:value="0.693147180559945">
            <text:p>0,6931471806</text:p>
          </table:table-cell>
          <table:table-cell table:style-name="ce10" table:formula="of:=LN([.$K$3]/[.B16])" office:value-type="float" office:value="1.38629436111989">
            <text:p>1,3862943611</text:p>
          </table:table-cell>
          <table:table-cell table:style-name="ce10" table:formula="of:=LN([.$K$3]/[.C16])" office:value-type="float" office:value="2.07944154167984">
            <text:p>2,0794415417</text:p>
          </table:table-cell>
          <table:table-cell table:style-name="ce10" table:formula="of:=LN([.$K$3]/[.D16])" office:value-type="float" office:value="2.07944154167984">
            <text:p>2,0794415417</text:p>
          </table:table-cell>
          <table:table-cell table:style-name="ce10" table:formula="of:=LN([.$K$3]/[.E16])" office:value-type="float" office:value="0.980829253011726">
            <text:p>0,9808292530</text:p>
          </table:table-cell>
          <table:table-cell table:style-name="ce10" table:formula="of:=LN([.$K$3]/[.F16])" office:value-type="float" office:value="1.38629436111989">
            <text:p>1,3862943611</text:p>
          </table:table-cell>
          <table:table-cell table:style-name="ce10" table:formula="of:=LN([.$K$3]/[.G16])" office:value-type="float" office:value="1.38629436111989">
            <text:p>1,3862943611</text:p>
          </table:table-cell>
          <table:table-cell table:style-name="ce10" table:formula="of:=LN([.$K$3]/[.H16])" office:value-type="float" office:value="2.07944154167984">
            <text:p>2,0794415417</text:p>
          </table:table-cell>
          <table:table-cell table:number-columns-repeated="1016"/>
        </table:table-row>
        <table:table-row table:style-name="ro1">
          <table:table-cell office:value-type="string">
            <text:p>IDF</text:p>
          </table:table-cell>
          <table:table-cell table:number-columns-repeated="1023"/>
        </table:table-row>
        <table:table-row table:style-name="ro1">
          <table:table-cell table:style-name="ce10" table:formula="of:=[.A9]*[.A$18]" office:value-type="float" office:value="0.693147180559945">
            <text:p>0,6931471806</text:p>
          </table:table-cell>
          <table:table-cell table:style-name="ce10" table:formula="of:=[.B9]*[.B$18]" office:value-type="float" office:value="1.38629436111989">
            <text:p>1,3862943611</text:p>
          </table:table-cell>
          <table:table-cell table:style-name="ce10" table:formula="of:=[.C9]*[.C$18]" office:value-type="float" office:value="2.07944154167984">
            <text:p>2,0794415417</text:p>
          </table:table-cell>
          <table:table-cell table:style-name="ce10" table:formula="of:=[.D9]*[.D$18]" office:value-type="float" office:value="0">
            <text:p>0,0000000000</text:p>
          </table:table-cell>
          <table:table-cell table:style-name="ce10" table:formula="of:=[.E9]*[.E$18]" office:value-type="float" office:value="0">
            <text:p>0,0000000000</text:p>
          </table:table-cell>
          <table:table-cell table:style-name="ce10" table:formula="of:=[.F9]*[.F$18]" office:value-type="float" office:value="0">
            <text:p>0,0000000000</text:p>
          </table:table-cell>
          <table:table-cell table:style-name="ce10" table:formula="of:=[.G9]*[.G$18]" office:value-type="float" office:value="0">
            <text:p>0,0000000000</text:p>
          </table:table-cell>
          <table:table-cell table:style-name="ce10" table:formula="of:=[.H9]*[.H$18]" office:value-type="float" office:value="0">
            <text:p>0,0000000000</text:p>
          </table:table-cell>
          <table:table-cell table:number-columns-repeated="1016"/>
        </table:table-row>
        <table:table-row table:style-name="ro1">
          <table:table-cell table:style-name="ce10" table:formula="of:=[.A10]*[.A$18]" office:value-type="float" office:value="1.17360019447815">
            <text:p>1,1736001945</text:p>
          </table:table-cell>
          <table:table-cell table:style-name="ce10" table:formula="of:=[.B10]*[.B$18]" office:value-type="float" office:value="0">
            <text:p>0,0000000000</text:p>
          </table:table-cell>
          <table:table-cell table:style-name="ce10" table:formula="of:=[.C10]*[.C$18]" office:value-type="float" office:value="0">
            <text:p>0,0000000000</text:p>
          </table:table-cell>
          <table:table-cell table:style-name="ce10" table:formula="of:=[.D10]*[.D$18]" office:value-type="float" office:value="2.07944154167984">
            <text:p>2,0794415417</text:p>
          </table:table-cell>
          <table:table-cell table:style-name="ce10" table:formula="of:=[.E10]*[.E$18]" office:value-type="float" office:value="0.980829253011726">
            <text:p>0,9808292530</text:p>
          </table:table-cell>
          <table:table-cell table:style-name="ce10" table:formula="of:=[.F10]*[.F$18]" office:value-type="float" office:value="1.38629436111989">
            <text:p>1,3862943611</text:p>
          </table:table-cell>
          <table:table-cell table:style-name="ce10" table:formula="of:=[.G10]*[.G$18]" office:value-type="float" office:value="0">
            <text:p>0,0000000000</text:p>
          </table:table-cell>
          <table:table-cell table:style-name="ce10" table:formula="of:=[.H10]*[.H$18]" office:value-type="float" office:value="0">
            <text:p>0,0000000000</text:p>
          </table:table-cell>
          <table:table-cell table:number-columns-repeated="1016"/>
        </table:table-row>
        <table:table-row table:style-name="ro1">
          <table:table-cell table:style-name="ce10" table:formula="of:=[.A11]*[.A$18]" office:value-type="float" office:value="1.17360019447815">
            <text:p>1,1736001945</text:p>
          </table:table-cell>
          <table:table-cell table:style-name="ce10" table:formula="of:=[.B11]*[.B$18]" office:value-type="float" office:value="0">
            <text:p>0,0000000000</text:p>
          </table:table-cell>
          <table:table-cell table:style-name="ce10" table:formula="of:=[.C11]*[.C$18]" office:value-type="float" office:value="0">
            <text:p>0,0000000000</text:p>
          </table:table-cell>
          <table:table-cell table:style-name="ce10" table:formula="of:=[.D11]*[.D$18]" office:value-type="float" office:value="0">
            <text:p>0,0000000000</text:p>
          </table:table-cell>
          <table:table-cell table:style-name="ce10" table:formula="of:=[.E11]*[.E$18]" office:value-type="float" office:value="0">
            <text:p>0,0000000000</text:p>
          </table:table-cell>
          <table:table-cell table:style-name="ce10" table:formula="of:=[.F11]*[.F$18]" office:value-type="float" office:value="1.38629436111989">
            <text:p>1,3862943611</text:p>
          </table:table-cell>
          <table:table-cell table:style-name="ce10" table:formula="of:=[.G11]*[.G$18]" office:value-type="float" office:value="0">
            <text:p>0,0000000000</text:p>
          </table:table-cell>
          <table:table-cell table:style-name="ce10" table:formula="of:=[.H11]*[.H$18]" office:value-type="float" office:value="0">
            <text:p>0,0000000000</text:p>
          </table:table-cell>
          <table:table-cell table:number-columns-repeated="1016"/>
        </table:table-row>
        <table:table-row table:style-name="ro1">
          <table:table-cell table:style-name="ce10" table:formula="of:=[.A12]*[.A$18]" office:value-type="float" office:value="0.693147180559945">
            <text:p>0,6931471806</text:p>
          </table:table-cell>
          <table:table-cell table:style-name="ce10" table:formula="of:=[.B12]*[.B$18]" office:value-type="float" office:value="0">
            <text:p>0,0000000000</text:p>
          </table:table-cell>
          <table:table-cell table:style-name="ce10" table:formula="of:=[.C12]*[.C$18]" office:value-type="float" office:value="0">
            <text:p>0,0000000000</text:p>
          </table:table-cell>
          <table:table-cell table:style-name="ce10" table:formula="of:=[.D12]*[.D$18]" office:value-type="float" office:value="0">
            <text:p>0,0000000000</text:p>
          </table:table-cell>
          <table:table-cell table:style-name="ce10" table:formula="of:=[.E12]*[.E$18]" office:value-type="float" office:value="0">
            <text:p>0,0000000000</text:p>
          </table:table-cell>
          <table:table-cell table:style-name="ce10" table:formula="of:=[.F12]*[.F$18]" office:value-type="float" office:value="0">
            <text:p>0,0000000000</text:p>
          </table:table-cell>
          <table:table-cell table:style-name="ce10" table:formula="of:=[.G12]*[.G$18]" office:value-type="float" office:value="1.38629436111989">
            <text:p>1,3862943611</text:p>
          </table:table-cell>
          <table:table-cell table:style-name="ce10" table:formula="of:=[.H12]*[.H$18]" office:value-type="float" office:value="0">
            <text:p>0,0000000000</text:p>
          </table:table-cell>
          <table:table-cell table:number-columns-repeated="1016"/>
        </table:table-row>
        <table:table-row table:style-name="ro1">
          <table:table-cell table:style-name="ce11" table:formula="of:=[.A13]*[.A$18]" office:value-type="float" office:value="0">
            <text:p>0,0000000000</text:p>
          </table:table-cell>
          <table:table-cell table:style-name="ce11" table:formula="of:=[.B13]*[.B$18]" office:value-type="float" office:value="1.38629436111989">
            <text:p>1,3862943611</text:p>
          </table:table-cell>
          <table:table-cell table:style-name="ce11" table:formula="of:=[.C13]*[.C$18]" office:value-type="float" office:value="0">
            <text:p>0,0000000000</text:p>
          </table:table-cell>
          <table:table-cell table:style-name="ce11" table:formula="of:=[.D13]*[.D$18]" office:value-type="float" office:value="0">
            <text:p>0,0000000000</text:p>
          </table:table-cell>
          <table:table-cell table:style-name="ce11" table:formula="of:=[.E13]*[.E$18]" office:value-type="float" office:value="0.980829253011726">
            <text:p>0,9808292530</text:p>
          </table:table-cell>
          <table:table-cell table:style-name="ce11" table:formula="of:=[.F13]*[.F$18]" office:value-type="float" office:value="0">
            <text:p>0,0000000000</text:p>
          </table:table-cell>
          <table:table-cell table:style-name="ce11" table:formula="of:=[.G13]*[.G$18]" office:value-type="float" office:value="0">
            <text:p>0,0000000000</text:p>
          </table:table-cell>
          <table:table-cell table:style-name="ce11" table:formula="of:=[.H13]*[.H$18]" office:value-type="float" office:value="2.07944154167984">
            <text:p>2,0794415417</text:p>
          </table:table-cell>
          <table:table-cell table:number-columns-repeated="1016"/>
        </table:table-row>
        <table:table-row table:style-name="ro1">
          <table:table-cell table:style-name="ce11" table:formula="of:=[.A14]*[.A$18]" office:value-type="float" office:value="0">
            <text:p>0,0000000000</text:p>
          </table:table-cell>
          <table:table-cell table:style-name="ce11" table:formula="of:=[.B14]*[.B$18]" office:value-type="float" office:value="0">
            <text:p>0,0000000000</text:p>
          </table:table-cell>
          <table:table-cell table:style-name="ce11" table:formula="of:=[.C14]*[.C$18]" office:value-type="float" office:value="0">
            <text:p>0,0000000000</text:p>
          </table:table-cell>
          <table:table-cell table:style-name="ce11" table:formula="of:=[.D14]*[.D$18]" office:value-type="float" office:value="0">
            <text:p>0,0000000000</text:p>
          </table:table-cell>
          <table:table-cell table:style-name="ce11" table:formula="of:=[.E14]*[.E$18]" office:value-type="float" office:value="1.66068828434752">
            <text:p>1,6606882843</text:p>
          </table:table-cell>
          <table:table-cell table:style-name="ce11" table:formula="of:=[.F14]*[.F$18]" office:value-type="float" office:value="0">
            <text:p>0,0000000000</text:p>
          </table:table-cell>
          <table:table-cell table:style-name="ce11" table:formula="of:=[.G14]*[.G$18]" office:value-type="float" office:value="1.38629436111989">
            <text:p>1,3862943611</text:p>
          </table:table-cell>
          <table:table-cell table:style-name="ce11" table:formula="of:=[.H14]*[.H$18]" office:value-type="float" office:value="0">
            <text:p>0,0000000000</text:p>
          </table:table-cell>
          <table:table-cell table:number-columns-repeated="1016"/>
        </table:table-row>
        <table:table-row table:style-name="ro1">
          <table:table-cell office:value-type="string">
            <text:p>WEIGHTS</text:p>
          </table:table-cell>
          <table:table-cell table:number-columns-repeated="1023"/>
        </table:table-row>
        <table:table-row table:style-name="ro1">
          <table:table-cell table:style-name="ce10" table:formula="of:=SUM([.A20:.A23])" office:value-type="float" office:value="3.73349475007618">
            <text:p>3,7334947501</text:p>
          </table:table-cell>
          <table:table-cell table:style-name="ce10" table:formula="of:=SUM([.B20:.B23])" office:value-type="float" office:value="1.38629436111989">
            <text:p>1,3862943611</text:p>
          </table:table-cell>
          <table:table-cell table:style-name="ce10" table:formula="of:=SUM([.C20:.C23])" office:value-type="float" office:value="2.07944154167984">
            <text:p>2,0794415417</text:p>
          </table:table-cell>
          <table:table-cell table:style-name="ce10" table:formula="of:=SUM([.D20:.D23])" office:value-type="float" office:value="2.07944154167984">
            <text:p>2,0794415417</text:p>
          </table:table-cell>
          <table:table-cell table:style-name="ce10" table:formula="of:=SUM([.E20:.E23])" office:value-type="float" office:value="0.980829253011726">
            <text:p>0,9808292530</text:p>
          </table:table-cell>
          <table:table-cell table:style-name="ce10" table:formula="of:=SUM([.F20:.F23])" office:value-type="float" office:value="2.77258872223978">
            <text:p>2,7725887222</text:p>
          </table:table-cell>
          <table:table-cell table:style-name="ce10" table:formula="of:=SUM([.G20:.G23])" office:value-type="float" office:value="1.38629436111989">
            <text:p>1,3862943611</text:p>
          </table:table-cell>
          <table:table-cell table:style-name="ce10" table:formula="of:=SUM([.H20:.H23])" office:value-type="float" office:value="0">
            <text:p>0,0000000000</text:p>
          </table:table-cell>
          <table:table-cell table:style-name="ce10" table:formula="of:=SUM([.A20:.H23])" office:value-type="float" office:value="14.4183845309271">
            <text:p>14,4183845309</text:p>
          </table:table-cell>
          <table:table-cell table:number-columns-repeated="1015"/>
        </table:table-row>
        <table:table-row table:style-name="ro1">
          <table:table-cell table:style-name="ce10" table:formula="of:=SUM([.A24:.A25])" office:value-type="float" office:value="0">
            <text:p>0,0000000000</text:p>
          </table:table-cell>
          <table:table-cell table:style-name="ce10" table:formula="of:=SUM([.B24:.B25])" office:value-type="float" office:value="1.38629436111989">
            <text:p>1,3862943611</text:p>
          </table:table-cell>
          <table:table-cell table:style-name="ce10" table:formula="of:=SUM([.C24:.C25])" office:value-type="float" office:value="0">
            <text:p>0,0000000000</text:p>
          </table:table-cell>
          <table:table-cell table:style-name="ce10" table:formula="of:=SUM([.D24:.D25])" office:value-type="float" office:value="0">
            <text:p>0,0000000000</text:p>
          </table:table-cell>
          <table:table-cell table:style-name="ce10" table:formula="of:=SUM([.E24:.E25])" office:value-type="float" office:value="2.64151753735925">
            <text:p>2,6415175374</text:p>
          </table:table-cell>
          <table:table-cell table:style-name="ce10" table:formula="of:=SUM([.F24:.F25])" office:value-type="float" office:value="0">
            <text:p>0,0000000000</text:p>
          </table:table-cell>
          <table:table-cell table:style-name="ce10" table:formula="of:=SUM([.G24:.G25])" office:value-type="float" office:value="1.38629436111989">
            <text:p>1,3862943611</text:p>
          </table:table-cell>
          <table:table-cell table:style-name="ce10" table:formula="of:=SUM([.H24:.H25])" office:value-type="float" office:value="2.07944154167984">
            <text:p>2,0794415417</text:p>
          </table:table-cell>
          <table:table-cell table:style-name="ce10" table:formula="of:=SUM([.A24:.H25])" office:value-type="float" office:value="7.49354780127887">
            <text:p>7,4935478013</text:p>
          </table:table-cell>
          <table:table-cell table:number-columns-repeated="1015"/>
        </table:table-row>
        <table:table-row table:style-name="ro1">
          <table:table-cell office:value-type="string">
            <text:p>LOG</text:p>
          </table:table-cell>
          <table:table-cell table:number-columns-repeated="1023"/>
        </table:table-row>
        <table:table-row table:style-name="ro1">
          <table:table-cell table:style-name="ce10" table:formula="of:=LN(([.A27]+[.$K$4])/([.$I27]+[.$K$4]*[.$K$3]))" office:value-type="float" office:value="-1.55521758274115">
            <text:p>-1,5552175827</text:p>
          </table:table-cell>
          <table:table-cell table:style-name="ce10" table:formula="of:=LN(([.B27]+[.$K$4])/([.$I27]+[.$K$4]*[.$K$3]))" office:value-type="float" office:value="-2.24013967403562">
            <text:p>-2,2401396740</text:p>
          </table:table-cell>
          <table:table-cell table:style-name="ce10" table:formula="of:=LN(([.C27]+[.$K$4])/([.$I27]+[.$K$4]*[.$K$3]))" office:value-type="float" office:value="-1.98513309731853">
            <text:p>-1,9851330973</text:p>
          </table:table-cell>
          <table:table-cell table:style-name="ce10" table:formula="of:=LN(([.D27]+[.$K$4])/([.$I27]+[.$K$4]*[.$K$3]))" office:value-type="float" office:value="-1.98513309731853">
            <text:p>-1,9851330973</text:p>
          </table:table-cell>
          <table:table-cell table:style-name="ce10" table:formula="of:=LN(([.E27]+[.$K$4])/([.$I27]+[.$K$4]*[.$K$3]))" office:value-type="float" office:value="-2.42636578854711">
            <text:p>-2,4263657885</text:p>
          </table:table-cell>
          <table:table-cell table:style-name="ce10" table:formula="of:=LN(([.F27]+[.$K$4])/([.$I27]+[.$K$4]*[.$K$3]))" office:value-type="float" office:value="-1.78211993068923">
            <text:p>-1,7821199307</text:p>
          </table:table-cell>
          <table:table-cell table:style-name="ce10" table:formula="of:=LN(([.G27]+[.$K$4])/([.$I27]+[.$K$4]*[.$K$3]))" office:value-type="float" office:value="-2.24013967403562">
            <text:p>-2,2401396740</text:p>
          </table:table-cell>
          <table:table-cell table:style-name="ce10" table:formula="of:=LN(([.H27]+[.$K$4])/([.$I27]+[.$K$4]*[.$K$3]))" office:value-type="float" office:value="-3.10988136022756">
            <text:p>-3,1098813602</text:p>
          </table:table-cell>
          <table:table-cell table:number-columns-repeated="1016"/>
        </table:table-row>
        <table:table-row table:style-name="ro1">
          <table:table-cell table:style-name="ce10" table:formula="of:=LN(([.A28]+[.$K$4])/([.$I28]+[.$K$4]*[.$K$3]))" office:value-type="float" office:value="-2.74042366637519">
            <text:p>-2,7404236664</text:p>
          </table:table-cell>
          <table:table-cell table:style-name="ce10" table:formula="of:=LN(([.B28]+[.$K$4])/([.$I28]+[.$K$4]*[.$K$3]))" office:value-type="float" office:value="-1.87068198018325">
            <text:p>-1,8706819802</text:p>
          </table:table-cell>
          <table:table-cell table:style-name="ce10" table:formula="of:=LN(([.C28]+[.$K$4])/([.$I28]+[.$K$4]*[.$K$3]))" office:value-type="float" office:value="-2.74042366637519">
            <text:p>-2,7404236664</text:p>
          </table:table-cell>
          <table:table-cell table:style-name="ce10" table:formula="of:=LN(([.D28]+[.$K$4])/([.$I28]+[.$K$4]*[.$K$3]))" office:value-type="float" office:value="-2.74042366637519">
            <text:p>-2,7404236664</text:p>
          </table:table-cell>
          <table:table-cell table:style-name="ce10" table:formula="of:=LN(([.E28]+[.$K$4])/([.$I28]+[.$K$4]*[.$K$3]))" office:value-type="float" office:value="-1.44802316573972">
            <text:p>-1,4480231657</text:p>
          </table:table-cell>
          <table:table-cell table:style-name="ce10" table:formula="of:=LN(([.F28]+[.$K$4])/([.$I28]+[.$K$4]*[.$K$3]))" office:value-type="float" office:value="-2.74042366637519">
            <text:p>-2,7404236664</text:p>
          </table:table-cell>
          <table:table-cell table:style-name="ce10" table:formula="of:=LN(([.G28]+[.$K$4])/([.$I28]+[.$K$4]*[.$K$3]))" office:value-type="float" office:value="-1.87068198018325">
            <text:p>-1,8706819802</text:p>
          </table:table-cell>
          <table:table-cell table:style-name="ce10" table:formula="of:=LN(([.H28]+[.$K$4])/([.$I28]+[.$K$4]*[.$K$3]))" office:value-type="float" office:value="-1.61567540346615">
            <text:p>-1,615675403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0" table:formula="of:=[.A30]*[Init.C$14]" office:value-type="float" office:value="-1.55521758274115">
            <text:p>-1,5552175827</text:p>
          </table:table-cell>
          <table:table-cell table:style-name="ce10" table:formula="of:=[.B30]*[Init.D$14]" office:value-type="float" office:value="-0">
            <text:p>0,0000000000</text:p>
          </table:table-cell>
          <table:table-cell table:style-name="ce10" table:formula="of:=[.C30]*[Init.E$14]" office:value-type="float" office:value="-1.98513309731853">
            <text:p>-1,9851330973</text:p>
          </table:table-cell>
          <table:table-cell table:style-name="ce10" table:formula="of:=[.D30]*[Init.F$14]" office:value-type="float" office:value="-0">
            <text:p>0,0000000000</text:p>
          </table:table-cell>
          <table:table-cell table:style-name="ce10" table:formula="of:=[.E30]*[Init.G$14]" office:value-type="float" office:value="-0">
            <text:p>0,0000000000</text:p>
          </table:table-cell>
          <table:table-cell table:style-name="ce10" table:formula="of:=[.F30]*[Init.H$14]" office:value-type="float" office:value="-0">
            <text:p>0,0000000000</text:p>
          </table:table-cell>
          <table:table-cell table:style-name="ce10" table:formula="of:=[.G30]*[Init.I$14]" office:value-type="float" office:value="-0">
            <text:p>0,0000000000</text:p>
          </table:table-cell>
          <table:table-cell table:style-name="ce10" table:formula="of:=[.H30]*[Init.J$14]" office:value-type="float" office:value="-0">
            <text:p>0,0000000000</text:p>
          </table:table-cell>
          <table:table-cell table:style-name="ce10" table:formula="of:=[Init.$C$17]+SUM([.A33:.H33])" office:value-type="float" office:value="-3.94581578816784">
            <text:p>-3,9458157882</text:p>
          </table:table-cell>
          <table:table-cell office:value-type="string">
            <text:p>CAT</text:p>
          </table:table-cell>
          <table:table-cell table:number-columns-repeated="1014"/>
        </table:table-row>
        <table:table-row table:style-name="ro1">
          <table:table-cell table:style-name="ce10" table:formula="of:=[.A31]*[Init.C$14]" office:value-type="float" office:value="-2.74042366637519">
            <text:p>-2,7404236664</text:p>
          </table:table-cell>
          <table:table-cell table:style-name="ce10" table:formula="of:=[.B31]*[Init.D$14]" office:value-type="float" office:value="-0">
            <text:p>0,0000000000</text:p>
          </table:table-cell>
          <table:table-cell table:style-name="ce10" table:formula="of:=[.C31]*[Init.E$14]" office:value-type="float" office:value="-2.74042366637519">
            <text:p>-2,7404236664</text:p>
          </table:table-cell>
          <table:table-cell table:style-name="ce10" table:formula="of:=[.D31]*[Init.F$14]" office:value-type="float" office:value="-0">
            <text:p>0,0000000000</text:p>
          </table:table-cell>
          <table:table-cell table:style-name="ce10" table:formula="of:=[.E31]*[Init.G$14]" office:value-type="float" office:value="-0">
            <text:p>0,0000000000</text:p>
          </table:table-cell>
          <table:table-cell table:style-name="ce10" table:formula="of:=[.F31]*[Init.H$14]" office:value-type="float" office:value="-0">
            <text:p>0,0000000000</text:p>
          </table:table-cell>
          <table:table-cell table:style-name="ce10" table:formula="of:=[.G31]*[Init.I$14]" office:value-type="float" office:value="-0">
            <text:p>0,0000000000</text:p>
          </table:table-cell>
          <table:table-cell table:style-name="ce10" table:formula="of:=[.H31]*[Init.J$14]" office:value-type="float" office:value="-0">
            <text:p>0,0000000000</text:p>
          </table:table-cell>
          <table:table-cell table:style-name="ce10" table:formula="of:=[Init.$C$18]+SUM([.A34:.H34])" office:value-type="float" office:value="-6.57945962141849">
            <text:p>-6,5794596214</text:p>
          </table:table-cell>
          <table:table-cell office:value-type="string">
            <text:p>DOG</text:p>
          </table:table-cell>
          <table:table-cell table:number-columns-repeated="1014"/>
        </table:table-row>
        <table:table-row table:style-name="ro1">
          <table:table-cell table:style-name="ce10" table:number-columns-repeated="9"/>
          <table:table-cell table:number-columns-repeated="1015"/>
        </table:table-row>
        <table:table-row table:style-name="ro1">
          <table:table-cell table:style-name="ce10" table:formula="of:=[.A30]*[Init.C$15]" office:value-type="float" office:value="-1.55521758274115">
            <text:p>-1,5552175827</text:p>
          </table:table-cell>
          <table:table-cell table:style-name="ce10" table:formula="of:=[.B30]*[Init.D$15]" office:value-type="float" office:value="-4.48027934807124">
            <text:p>-4,4802793481</text:p>
          </table:table-cell>
          <table:table-cell table:style-name="ce10" table:formula="of:=[.C30]*[Init.E$15]" office:value-type="float" office:value="-1.98513309731853">
            <text:p>-1,9851330973</text:p>
          </table:table-cell>
          <table:table-cell table:style-name="ce10" table:formula="of:=[.D30]*[Init.F$15]" office:value-type="float" office:value="-0">
            <text:p>0,0000000000</text:p>
          </table:table-cell>
          <table:table-cell table:style-name="ce10" table:formula="of:=[.E30]*[Init.G$15]" office:value-type="float" office:value="-4.85273157709422">
            <text:p>-4,8527315771</text:p>
          </table:table-cell>
          <table:table-cell table:style-name="ce10" table:formula="of:=[.F30]*[Init.H$15]" office:value-type="float" office:value="-0">
            <text:p>0,0000000000</text:p>
          </table:table-cell>
          <table:table-cell table:style-name="ce10" table:formula="of:=[.G30]*[Init.I$15]" office:value-type="float" office:value="-2.24013967403562">
            <text:p>-2,2401396740</text:p>
          </table:table-cell>
          <table:table-cell table:style-name="ce10" table:formula="of:=[.H30]*[Init.J$15]" office:value-type="float" office:value="-3.10988136022756">
            <text:p>-3,1098813602</text:p>
          </table:table-cell>
          <table:table-cell table:style-name="ce10" table:formula="of:=[Init.$C$17]+SUM([.A36:.H36])" office:value-type="float" office:value="-18.6288477475965">
            <text:p>-18,6288477476</text:p>
          </table:table-cell>
          <table:table-cell office:value-type="string">
            <text:p>CAT</text:p>
          </table:table-cell>
          <table:table-cell table:number-columns-repeated="1014"/>
        </table:table-row>
        <table:table-row table:style-name="ro1">
          <table:table-cell table:style-name="ce10" table:formula="of:=[.A31]*[Init.C$15]" office:value-type="float" office:value="-2.74042366637519">
            <text:p>-2,7404236664</text:p>
          </table:table-cell>
          <table:table-cell table:style-name="ce10" table:formula="of:=[.B31]*[Init.D$15]" office:value-type="float" office:value="-3.74136396036649">
            <text:p>-3,7413639604</text:p>
          </table:table-cell>
          <table:table-cell table:style-name="ce10" table:formula="of:=[.C31]*[Init.E$15]" office:value-type="float" office:value="-2.74042366637519">
            <text:p>-2,7404236664</text:p>
          </table:table-cell>
          <table:table-cell table:style-name="ce10" table:formula="of:=[.D31]*[Init.F$15]" office:value-type="float" office:value="-0">
            <text:p>0,0000000000</text:p>
          </table:table-cell>
          <table:table-cell table:style-name="ce10" table:formula="of:=[.E31]*[Init.G$15]" office:value-type="float" office:value="-2.89604633147944">
            <text:p>-2,8960463315</text:p>
          </table:table-cell>
          <table:table-cell table:style-name="ce10" table:formula="of:=[.F31]*[Init.H$15]" office:value-type="float" office:value="-0">
            <text:p>0,0000000000</text:p>
          </table:table-cell>
          <table:table-cell table:style-name="ce10" table:formula="of:=[.G31]*[Init.I$15]" office:value-type="float" office:value="-1.87068198018325">
            <text:p>-1,8706819802</text:p>
          </table:table-cell>
          <table:table-cell table:style-name="ce10" table:formula="of:=[.H31]*[Init.J$15]" office:value-type="float" office:value="-1.61567540346615">
            <text:p>-1,6156754035</text:p>
          </table:table-cell>
          <table:table-cell table:style-name="ce10" table:formula="of:=[Init.$C$18]+SUM([.A37:.H37])" office:value-type="float" office:value="-16.7032272969138">
            <text:p>-16,7032272969</text:p>
          </table:table-cell>
          <table:table-cell office:value-type="string">
            <text:p>DOG</text:p>
          </table:table-cell>
          <table:table-cell table:number-columns-repeated="1014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WC" table:style-name="ta1" table:print="false">
        <table:table-column table:style-name="co5" table:number-columns-repeated="8" table:default-cell-style-name="ce12"/>
        <table:table-column table:style-name="co6" table:default-cell-style-name="ce12"/>
        <table:table-column table:style-name="co7" table:default-cell-style-name="ce12"/>
        <table:table-column table:style-name="co5" table:default-cell-style-name="ce12"/>
        <table:table-column table:style-name="co4" table:number-columns-repeated="1013" table:default-cell-style-name="ce12"/>
        <table:table-row table:style-name="ro1">
          <table:table-cell table:style-name="ce9" table:formula="of:=[Init.C1]" office:value-type="string" office:string-value="&quot;cat&quot;">
            <text:p>"cat"</text:p>
          </table:table-cell>
          <table:table-cell table:style-name="ce9" table:formula="of:=[Init.D1]" office:value-type="string" office:string-value="&quot;like&quot;">
            <text:p>"like"</text:p>
          </table:table-cell>
          <table:table-cell table:style-name="ce9" table:formula="of:=[Init.E1]" office:value-type="string" office:string-value="&quot;icecream&quot;">
            <text:p>"icecream"</text:p>
          </table:table-cell>
          <table:table-cell table:style-name="ce9" table:formula="of:=[Init.F1]" office:value-type="string" office:string-value="&quot;at&quot;">
            <text:p>"at"</text:p>
          </table:table-cell>
          <table:table-cell table:style-name="ce9" table:formula="of:=[Init.G1]" office:value-type="string" office:string-value="&quot;dog&quot;">
            <text:p>"dog"</text:p>
          </table:table-cell>
          <table:table-cell table:style-name="ce9" table:formula="of:=[Init.H1]" office:value-type="string" office:string-value="&quot;meet&quot;">
            <text:p>"meet"</text:p>
          </table:table-cell>
          <table:table-cell table:style-name="ce9" table:formula="of:=[Init.I1]" office:value-type="string" office:string-value="&quot;world&quot;">
            <text:p>"world"</text:p>
          </table:table-cell>
          <table:table-cell table:style-name="ce9" table:formula="of:=[Init.J1]" office:value-type="string" office:string-value="&quot;seven&quot;">
            <text:p>"seven"</text:p>
          </table:table-cell>
          <table:table-cell table:style-name="ce13" table:number-columns-repeated="2"/>
          <table:table-cell table:style-name="ce14"/>
          <table:table-cell table:style-name="ce13" table:number-columns-repeated="1013"/>
        </table:table-row>
        <table:table-row table:style-name="ro1">
          <table:table-cell table:style-name="ce10" table:formula="of:=[Init.C2]" office:value-type="float" office:value="1">
            <text:p>1,0000000000</text:p>
          </table:table-cell>
          <table:table-cell table:style-name="ce10" table:formula="of:=[Init.D2]" office:value-type="float" office:value="1">
            <text:p>1,0000000000</text:p>
          </table:table-cell>
          <table:table-cell table:style-name="ce10" table:formula="of:=[Init.E2]" office:value-type="float" office:value="1">
            <text:p>1,0000000000</text:p>
          </table:table-cell>
          <table:table-cell table:style-name="ce10" table:formula="of:=[Init.F2]" office:value-type="float" office:value="0">
            <text:p>0,0000000000</text:p>
          </table:table-cell>
          <table:table-cell table:style-name="ce10" table:formula="of:=[Init.G2]" office:value-type="float" office:value="0">
            <text:p>0,0000000000</text:p>
          </table:table-cell>
          <table:table-cell table:style-name="ce10" table:formula="of:=[Init.H2]" office:value-type="float" office:value="0">
            <text:p>0,0000000000</text:p>
          </table:table-cell>
          <table:table-cell table:style-name="ce10" table:formula="of:=[Init.I2]" office:value-type="float" office:value="0">
            <text:p>0,0000000000</text:p>
          </table:table-cell>
          <table:table-cell table:style-name="ce10" table:formula="of:=[Init.J2]" office:value-type="float" office:value="0">
            <text:p>0,0000000000</text:p>
          </table:table-cell>
          <table:table-cell/>
          <table:table-cell office:value-type="string">
            <text:p>cnt</text:p>
          </table:table-cell>
          <table:table-cell table:style-name="ce10" office:value-type="float" office:value="6">
            <text:p>6,0000000000</text:p>
          </table:table-cell>
          <table:table-cell table:number-columns-repeated="1013"/>
        </table:table-row>
        <table:table-row table:style-name="ro1">
          <table:table-cell table:style-name="ce10" table:formula="of:=[Init.C3]" office:value-type="float" office:value="2">
            <text:p>2,0000000000</text:p>
          </table:table-cell>
          <table:table-cell table:style-name="ce10" table:formula="of:=[Init.D3]" office:value-type="float" office:value="0">
            <text:p>0,0000000000</text:p>
          </table:table-cell>
          <table:table-cell table:style-name="ce10" table:formula="of:=[Init.E3]" office:value-type="float" office:value="0">
            <text:p>0,0000000000</text:p>
          </table:table-cell>
          <table:table-cell table:style-name="ce10" table:formula="of:=[Init.F3]" office:value-type="float" office:value="1">
            <text:p>1,0000000000</text:p>
          </table:table-cell>
          <table:table-cell table:style-name="ce10" table:formula="of:=[Init.G3]" office:value-type="float" office:value="1">
            <text:p>1,0000000000</text:p>
          </table:table-cell>
          <table:table-cell table:style-name="ce10" table:formula="of:=[Init.H3]" office:value-type="float" office:value="1">
            <text:p>1,0000000000</text:p>
          </table:table-cell>
          <table:table-cell table:style-name="ce10" table:formula="of:=[Init.I3]" office:value-type="float" office:value="0">
            <text:p>0,0000000000</text:p>
          </table:table-cell>
          <table:table-cell table:style-name="ce10" table:formula="of:=[Init.J3]" office:value-type="float" office:value="0">
            <text:p>0,0000000000</text:p>
          </table:table-cell>
          <table:table-cell/>
          <table:table-cell office:value-type="string">
            <text:p>dim</text:p>
          </table:table-cell>
          <table:table-cell table:style-name="ce10" office:value-type="float" office:value="8">
            <text:p>8,0000000000</text:p>
          </table:table-cell>
          <table:table-cell table:number-columns-repeated="1013"/>
        </table:table-row>
        <table:table-row table:style-name="ro1">
          <table:table-cell table:style-name="ce10" table:formula="of:=[Init.C4]" office:value-type="float" office:value="2">
            <text:p>2,0000000000</text:p>
          </table:table-cell>
          <table:table-cell table:style-name="ce10" table:formula="of:=[Init.D4]" office:value-type="float" office:value="0">
            <text:p>0,0000000000</text:p>
          </table:table-cell>
          <table:table-cell table:style-name="ce10" table:formula="of:=[Init.E4]" office:value-type="float" office:value="0">
            <text:p>0,0000000000</text:p>
          </table:table-cell>
          <table:table-cell table:style-name="ce10" table:formula="of:=[Init.F4]" office:value-type="float" office:value="0">
            <text:p>0,0000000000</text:p>
          </table:table-cell>
          <table:table-cell table:style-name="ce10" table:formula="of:=[Init.G4]" office:value-type="float" office:value="0">
            <text:p>0,0000000000</text:p>
          </table:table-cell>
          <table:table-cell table:style-name="ce10" table:formula="of:=[Init.H4]" office:value-type="float" office:value="1">
            <text:p>1,0000000000</text:p>
          </table:table-cell>
          <table:table-cell table:style-name="ce10" table:formula="of:=[Init.I4]" office:value-type="float" office:value="0">
            <text:p>0,0000000000</text:p>
          </table:table-cell>
          <table:table-cell table:style-name="ce10" table:formula="of:=[Init.J4]" office:value-type="float" office:value="0">
            <text:p>0,0000000000</text:p>
          </table:table-cell>
          <table:table-cell/>
          <table:table-cell office:value-type="string">
            <text:p>alp</text:p>
          </table:table-cell>
          <table:table-cell table:style-name="ce10" office:value-type="float" office:value="1">
            <text:p>1,0000000000</text:p>
          </table:table-cell>
          <table:table-cell table:number-columns-repeated="1013"/>
        </table:table-row>
        <table:table-row table:style-name="ro1">
          <table:table-cell table:style-name="ce10" table:formula="of:=[Init.C5]" office:value-type="float" office:value="1">
            <text:p>1,0000000000</text:p>
          </table:table-cell>
          <table:table-cell table:style-name="ce10" table:formula="of:=[Init.D5]" office:value-type="float" office:value="0">
            <text:p>0,0000000000</text:p>
          </table:table-cell>
          <table:table-cell table:style-name="ce10" table:formula="of:=[Init.E5]" office:value-type="float" office:value="0">
            <text:p>0,0000000000</text:p>
          </table:table-cell>
          <table:table-cell table:style-name="ce10" table:formula="of:=[Init.F5]" office:value-type="float" office:value="0">
            <text:p>0,0000000000</text:p>
          </table:table-cell>
          <table:table-cell table:style-name="ce10" table:formula="of:=[Init.G5]" office:value-type="float" office:value="0">
            <text:p>0,0000000000</text:p>
          </table:table-cell>
          <table:table-cell table:style-name="ce10" table:formula="of:=[Init.H5]" office:value-type="float" office:value="0">
            <text:p>0,0000000000</text:p>
          </table:table-cell>
          <table:table-cell table:style-name="ce10" table:formula="of:=[Init.I5]" office:value-type="float" office:value="1">
            <text:p>1,0000000000</text:p>
          </table:table-cell>
          <table:table-cell table:style-name="ce10" table:formula="of:=[Init.J5]" office:value-type="float" office:value="0">
            <text:p>0,0000000000</text:p>
          </table:table-cell>
          <table:table-cell/>
          <table:table-cell office:value-type="string">
            <text:p>priors</text:p>
          </table:table-cell>
          <table:table-cell office:value-type="float" office:value="1">
            <text:p>1,0000000</text:p>
          </table:table-cell>
          <table:table-cell table:number-columns-repeated="1013"/>
        </table:table-row>
        <table:table-row table:style-name="ro1">
          <table:table-cell table:style-name="ce11" table:formula="of:=[Init.C6]" office:value-type="float" office:value="0">
            <text:p>0,0000000000</text:p>
          </table:table-cell>
          <table:table-cell table:style-name="ce11" table:formula="of:=[Init.D6]" office:value-type="float" office:value="1">
            <text:p>1,0000000000</text:p>
          </table:table-cell>
          <table:table-cell table:style-name="ce11" table:formula="of:=[Init.E6]" office:value-type="float" office:value="0">
            <text:p>0,0000000000</text:p>
          </table:table-cell>
          <table:table-cell table:style-name="ce11" table:formula="of:=[Init.F6]" office:value-type="float" office:value="0">
            <text:p>0,0000000000</text:p>
          </table:table-cell>
          <table:table-cell table:style-name="ce11" table:formula="of:=[Init.G6]" office:value-type="float" office:value="1">
            <text:p>1,0000000000</text:p>
          </table:table-cell>
          <table:table-cell table:style-name="ce11" table:formula="of:=[Init.H6]" office:value-type="float" office:value="0">
            <text:p>0,0000000000</text:p>
          </table:table-cell>
          <table:table-cell table:style-name="ce11" table:formula="of:=[Init.I6]" office:value-type="float" office:value="0">
            <text:p>0,0000000000</text:p>
          </table:table-cell>
          <table:table-cell table:style-name="ce11" table:formula="of:=[Init.J6]" office:value-type="float" office:value="1">
            <text:p>1,0000000000</text:p>
          </table:table-cell>
          <table:table-cell table:number-columns-repeated="1016"/>
        </table:table-row>
        <table:table-row table:style-name="ro1">
          <table:table-cell table:style-name="ce11" table:formula="of:=[Init.C7]" office:value-type="float" office:value="0">
            <text:p>0,0000000000</text:p>
          </table:table-cell>
          <table:table-cell table:style-name="ce11" table:formula="of:=[Init.D7]" office:value-type="float" office:value="0">
            <text:p>0,0000000000</text:p>
          </table:table-cell>
          <table:table-cell table:style-name="ce11" table:formula="of:=[Init.E7]" office:value-type="float" office:value="0">
            <text:p>0,0000000000</text:p>
          </table:table-cell>
          <table:table-cell table:style-name="ce11" table:formula="of:=[Init.F7]" office:value-type="float" office:value="0">
            <text:p>0,0000000000</text:p>
          </table:table-cell>
          <table:table-cell table:style-name="ce11" table:formula="of:=[Init.G7]" office:value-type="float" office:value="2">
            <text:p>2,0000000000</text:p>
          </table:table-cell>
          <table:table-cell table:style-name="ce11" table:formula="of:=[Init.H7]" office:value-type="float" office:value="0">
            <text:p>0,0000000000</text:p>
          </table:table-cell>
          <table:table-cell table:style-name="ce11" table:formula="of:=[Init.I7]" office:value-type="float" office:value="1">
            <text:p>1,0000000000</text:p>
          </table:table-cell>
          <table:table-cell table:style-name="ce11" table:formula="of:=[Init.J7]" office:value-type="float" office:value="0">
            <text:p>0,0000000000</text:p>
          </table:table-cell>
          <table:table-cell table:number-columns-repeated="1016"/>
        </table:table-row>
        <table:table-row table:style-name="ro1">
          <table:table-cell office:value-type="string">
            <text:p>TF</text:p>
          </table:table-cell>
          <table:table-cell table:number-columns-repeated="1023"/>
        </table:table-row>
        <table:table-row table:style-name="ro1">
          <table:table-cell table:style-name="ce10" table:formula="of:=IF([.A2]&gt;0; LN([.A2])+1; 0)" office:value-type="float" office:value="1">
            <text:p>1,0000000000</text:p>
          </table:table-cell>
          <table:table-cell table:style-name="ce10" table:formula="of:=IF([.B2]&gt;0; LN([.B2])+1; 0)" office:value-type="float" office:value="1">
            <text:p>1,0000000000</text:p>
          </table:table-cell>
          <table:table-cell table:style-name="ce10" table:formula="of:=IF([.C2]&gt;0; LN([.C2])+1; 0)" office:value-type="float" office:value="1">
            <text:p>1,0000000000</text:p>
          </table:table-cell>
          <table:table-cell table:style-name="ce10" table:formula="of:=IF([.D2]&gt;0; LN([.D2])+1; 0)" office:value-type="float" office:value="0">
            <text:p>0,0000000000</text:p>
          </table:table-cell>
          <table:table-cell table:style-name="ce10" table:formula="of:=IF([.E2]&gt;0; LN([.E2])+1; 0)" office:value-type="float" office:value="0">
            <text:p>0,0000000000</text:p>
          </table:table-cell>
          <table:table-cell table:style-name="ce10" table:formula="of:=IF([.F2]&gt;0; LN([.F2])+1; 0)" office:value-type="float" office:value="0">
            <text:p>0,0000000000</text:p>
          </table:table-cell>
          <table:table-cell table:style-name="ce10" table:formula="of:=IF([.G2]&gt;0; LN([.G2])+1; 0)" office:value-type="float" office:value="0">
            <text:p>0,0000000000</text:p>
          </table:table-cell>
          <table:table-cell table:style-name="ce10" table:formula="of:=IF([.H2]&gt;0; LN([.H2])+1; 0)" office:value-type="float" office:value="0">
            <text:p>0,0000000000</text:p>
          </table:table-cell>
          <table:table-cell table:number-columns-repeated="1016"/>
        </table:table-row>
        <table:table-row table:style-name="ro1">
          <table:table-cell table:style-name="ce10" table:formula="of:=IF([.A3]&gt;0; LN([.A3])+1; 0)" office:value-type="float" office:value="1.69314718055995">
            <text:p>1,6931471806</text:p>
          </table:table-cell>
          <table:table-cell table:style-name="ce10" table:formula="of:=IF([.B3]&gt;0; LN([.B3])+1; 0)" office:value-type="float" office:value="0">
            <text:p>0,0000000000</text:p>
          </table:table-cell>
          <table:table-cell table:style-name="ce10" table:formula="of:=IF([.C3]&gt;0; LN([.C3])+1; 0)" office:value-type="float" office:value="0">
            <text:p>0,0000000000</text:p>
          </table:table-cell>
          <table:table-cell table:style-name="ce10" table:formula="of:=IF([.D3]&gt;0; LN([.D3])+1; 0)" office:value-type="float" office:value="1">
            <text:p>1,0000000000</text:p>
          </table:table-cell>
          <table:table-cell table:style-name="ce10" table:formula="of:=IF([.E3]&gt;0; LN([.E3])+1; 0)" office:value-type="float" office:value="1">
            <text:p>1,0000000000</text:p>
          </table:table-cell>
          <table:table-cell table:style-name="ce10" table:formula="of:=IF([.F3]&gt;0; LN([.F3])+1; 0)" office:value-type="float" office:value="1">
            <text:p>1,0000000000</text:p>
          </table:table-cell>
          <table:table-cell table:style-name="ce10" table:formula="of:=IF([.G3]&gt;0; LN([.G3])+1; 0)" office:value-type="float" office:value="0">
            <text:p>0,0000000000</text:p>
          </table:table-cell>
          <table:table-cell table:style-name="ce10" table:formula="of:=IF([.H3]&gt;0; LN([.H3])+1; 0)" office:value-type="float" office:value="0">
            <text:p>0,0000000000</text:p>
          </table:table-cell>
          <table:table-cell table:number-columns-repeated="1016"/>
        </table:table-row>
        <table:table-row table:style-name="ro1">
          <table:table-cell table:style-name="ce10" table:formula="of:=IF([.A4]&gt;0; LN([.A4])+1; 0)" office:value-type="float" office:value="1.69314718055995">
            <text:p>1,6931471806</text:p>
          </table:table-cell>
          <table:table-cell table:style-name="ce10" table:formula="of:=IF([.B4]&gt;0; LN([.B4])+1; 0)" office:value-type="float" office:value="0">
            <text:p>0,0000000000</text:p>
          </table:table-cell>
          <table:table-cell table:style-name="ce10" table:formula="of:=IF([.C4]&gt;0; LN([.C4])+1; 0)" office:value-type="float" office:value="0">
            <text:p>0,0000000000</text:p>
          </table:table-cell>
          <table:table-cell table:style-name="ce10" table:formula="of:=IF([.D4]&gt;0; LN([.D4])+1; 0)" office:value-type="float" office:value="0">
            <text:p>0,0000000000</text:p>
          </table:table-cell>
          <table:table-cell table:style-name="ce10" table:formula="of:=IF([.E4]&gt;0; LN([.E4])+1; 0)" office:value-type="float" office:value="0">
            <text:p>0,0000000000</text:p>
          </table:table-cell>
          <table:table-cell table:style-name="ce10" table:formula="of:=IF([.F4]&gt;0; LN([.F4])+1; 0)" office:value-type="float" office:value="1">
            <text:p>1,0000000000</text:p>
          </table:table-cell>
          <table:table-cell table:style-name="ce10" table:formula="of:=IF([.G4]&gt;0; LN([.G4])+1; 0)" office:value-type="float" office:value="0">
            <text:p>0,0000000000</text:p>
          </table:table-cell>
          <table:table-cell table:style-name="ce10" table:formula="of:=IF([.H4]&gt;0; LN([.H4])+1; 0)" office:value-type="float" office:value="0">
            <text:p>0,0000000000</text:p>
          </table:table-cell>
          <table:table-cell table:number-columns-repeated="1016"/>
        </table:table-row>
        <table:table-row table:style-name="ro1">
          <table:table-cell table:style-name="ce10" table:formula="of:=IF([.A5]&gt;0; LN([.A5])+1; 0)" office:value-type="float" office:value="1">
            <text:p>1,0000000000</text:p>
          </table:table-cell>
          <table:table-cell table:style-name="ce10" table:formula="of:=IF([.B5]&gt;0; LN([.B5])+1; 0)" office:value-type="float" office:value="0">
            <text:p>0,0000000000</text:p>
          </table:table-cell>
          <table:table-cell table:style-name="ce10" table:formula="of:=IF([.C5]&gt;0; LN([.C5])+1; 0)" office:value-type="float" office:value="0">
            <text:p>0,0000000000</text:p>
          </table:table-cell>
          <table:table-cell table:style-name="ce10" table:formula="of:=IF([.D5]&gt;0; LN([.D5])+1; 0)" office:value-type="float" office:value="0">
            <text:p>0,0000000000</text:p>
          </table:table-cell>
          <table:table-cell table:style-name="ce10" table:formula="of:=IF([.E5]&gt;0; LN([.E5])+1; 0)" office:value-type="float" office:value="0">
            <text:p>0,0000000000</text:p>
          </table:table-cell>
          <table:table-cell table:style-name="ce10" table:formula="of:=IF([.F5]&gt;0; LN([.F5])+1; 0)" office:value-type="float" office:value="0">
            <text:p>0,0000000000</text:p>
          </table:table-cell>
          <table:table-cell table:style-name="ce10" table:formula="of:=IF([.G5]&gt;0; LN([.G5])+1; 0)" office:value-type="float" office:value="1">
            <text:p>1,0000000000</text:p>
          </table:table-cell>
          <table:table-cell table:style-name="ce10" table:formula="of:=IF([.H5]&gt;0; LN([.H5])+1; 0)" office:value-type="float" office:value="0">
            <text:p>0,0000000000</text:p>
          </table:table-cell>
          <table:table-cell table:number-columns-repeated="1016"/>
        </table:table-row>
        <table:table-row table:style-name="ro1">
          <table:table-cell table:style-name="ce11" table:formula="of:=IF([.A6]&gt;0; LN([.A6])+1; 0)" office:value-type="float" office:value="0">
            <text:p>0,0000000000</text:p>
          </table:table-cell>
          <table:table-cell table:style-name="ce11" table:formula="of:=IF([.B6]&gt;0; LN([.B6])+1; 0)" office:value-type="float" office:value="1">
            <text:p>1,0000000000</text:p>
          </table:table-cell>
          <table:table-cell table:style-name="ce11" table:formula="of:=IF([.C6]&gt;0; LN([.C6])+1; 0)" office:value-type="float" office:value="0">
            <text:p>0,0000000000</text:p>
          </table:table-cell>
          <table:table-cell table:style-name="ce11" table:formula="of:=IF([.D6]&gt;0; LN([.D6])+1; 0)" office:value-type="float" office:value="0">
            <text:p>0,0000000000</text:p>
          </table:table-cell>
          <table:table-cell table:style-name="ce11" table:formula="of:=IF([.E6]&gt;0; LN([.E6])+1; 0)" office:value-type="float" office:value="1">
            <text:p>1,0000000000</text:p>
          </table:table-cell>
          <table:table-cell table:style-name="ce11" table:formula="of:=IF([.F6]&gt;0; LN([.F6])+1; 0)" office:value-type="float" office:value="0">
            <text:p>0,0000000000</text:p>
          </table:table-cell>
          <table:table-cell table:style-name="ce11" table:formula="of:=IF([.G6]&gt;0; LN([.G6])+1; 0)" office:value-type="float" office:value="0">
            <text:p>0,0000000000</text:p>
          </table:table-cell>
          <table:table-cell table:style-name="ce11" table:formula="of:=IF([.H6]&gt;0; LN([.H6])+1; 0)" office:value-type="float" office:value="1">
            <text:p>1,0000000000</text:p>
          </table:table-cell>
          <table:table-cell table:number-columns-repeated="1016"/>
        </table:table-row>
        <table:table-row table:style-name="ro1">
          <table:table-cell table:style-name="ce11" table:formula="of:=IF([.A7]&gt;0; LN([.A7])+1; 0)" office:value-type="float" office:value="0">
            <text:p>0,0000000000</text:p>
          </table:table-cell>
          <table:table-cell table:style-name="ce11" table:formula="of:=IF([.B7]&gt;0; LN([.B7])+1; 0)" office:value-type="float" office:value="0">
            <text:p>0,0000000000</text:p>
          </table:table-cell>
          <table:table-cell table:style-name="ce11" table:formula="of:=IF([.C7]&gt;0; LN([.C7])+1; 0)" office:value-type="float" office:value="0">
            <text:p>0,0000000000</text:p>
          </table:table-cell>
          <table:table-cell table:style-name="ce11" table:formula="of:=IF([.D7]&gt;0; LN([.D7])+1; 0)" office:value-type="float" office:value="0">
            <text:p>0,0000000000</text:p>
          </table:table-cell>
          <table:table-cell table:style-name="ce11" table:formula="of:=IF([.E7]&gt;0; LN([.E7])+1; 0)" office:value-type="float" office:value="1.69314718055995">
            <text:p>1,6931471806</text:p>
          </table:table-cell>
          <table:table-cell table:style-name="ce11" table:formula="of:=IF([.F7]&gt;0; LN([.F7])+1; 0)" office:value-type="float" office:value="0">
            <text:p>0,0000000000</text:p>
          </table:table-cell>
          <table:table-cell table:style-name="ce11" table:formula="of:=IF([.G7]&gt;0; LN([.G7])+1; 0)" office:value-type="float" office:value="1">
            <text:p>1,0000000000</text:p>
          </table:table-cell>
          <table:table-cell table:style-name="ce11" table:formula="of:=IF([.H7]&gt;0; LN([.H7])+1; 0)" office:value-type="float" office:value="0">
            <text:p>0,0000000000</text:p>
          </table:table-cell>
          <table:table-cell table:number-columns-repeated="1016"/>
        </table:table-row>
        <table:table-row table:style-name="ro1">
          <table:table-cell office:value-type="string">
            <text:p>IDF freq</text:p>
          </table:table-cell>
          <table:table-cell table:number-columns-repeated="1023"/>
        </table:table-row>
        <table:table-row table:style-name="ro1">
          <table:table-cell table:style-name="ce10" office:value-type="float" office:value="4">
            <text:p>4,0000000000</text:p>
          </table:table-cell>
          <table:table-cell table:style-name="ce10" office:value-type="float" office:value="2">
            <text:p>2,0000000000</text:p>
          </table:table-cell>
          <table:table-cell table:number-columns-repeated="2" table:style-name="ce10" office:value-type="float" office:value="1">
            <text:p>1,0000000000</text:p>
          </table:table-cell>
          <table:table-cell table:style-name="ce10" office:value-type="float" office:value="3">
            <text:p>3,0000000000</text:p>
          </table:table-cell>
          <table:table-cell table:number-columns-repeated="2" table:style-name="ce10" office:value-type="float" office:value="2">
            <text:p>2,0000000000</text:p>
          </table:table-cell>
          <table:table-cell table:style-name="ce10" office:value-type="float" office:value="1">
            <text:p>1,0000000000</text:p>
          </table:table-cell>
          <table:table-cell table:number-columns-repeated="1016"/>
        </table:table-row>
        <table:table-row table:style-name="ro1">
          <table:table-cell office:value-type="string">
            <text:p>IDF weights</text:p>
          </table:table-cell>
          <table:table-cell table:number-columns-repeated="1023"/>
        </table:table-row>
        <table:table-row table:style-name="ro1">
          <table:table-cell table:style-name="ce10" table:formula="of:=LN([.$K$3]/[.A16])" office:value-type="float" office:value="0.693147180559945">
            <text:p>0,6931471806</text:p>
          </table:table-cell>
          <table:table-cell table:style-name="ce10" table:formula="of:=LN([.$K$3]/[.B16])" office:value-type="float" office:value="1.38629436111989">
            <text:p>1,3862943611</text:p>
          </table:table-cell>
          <table:table-cell table:style-name="ce10" table:formula="of:=LN([.$K$3]/[.C16])" office:value-type="float" office:value="2.07944154167984">
            <text:p>2,0794415417</text:p>
          </table:table-cell>
          <table:table-cell table:style-name="ce10" table:formula="of:=LN([.$K$3]/[.D16])" office:value-type="float" office:value="2.07944154167984">
            <text:p>2,0794415417</text:p>
          </table:table-cell>
          <table:table-cell table:style-name="ce10" table:formula="of:=LN([.$K$3]/[.E16])" office:value-type="float" office:value="0.980829253011726">
            <text:p>0,9808292530</text:p>
          </table:table-cell>
          <table:table-cell table:style-name="ce10" table:formula="of:=LN([.$K$3]/[.F16])" office:value-type="float" office:value="1.38629436111989">
            <text:p>1,3862943611</text:p>
          </table:table-cell>
          <table:table-cell table:style-name="ce10" table:formula="of:=LN([.$K$3]/[.G16])" office:value-type="float" office:value="1.38629436111989">
            <text:p>1,3862943611</text:p>
          </table:table-cell>
          <table:table-cell table:style-name="ce10" table:formula="of:=LN([.$K$3]/[.H16])" office:value-type="float" office:value="2.07944154167984">
            <text:p>2,0794415417</text:p>
          </table:table-cell>
          <table:table-cell table:number-columns-repeated="1016"/>
        </table:table-row>
        <table:table-row table:style-name="ro1">
          <table:table-cell office:value-type="string">
            <text:p>IDF</text:p>
          </table:table-cell>
          <table:table-cell table:number-columns-repeated="1023"/>
        </table:table-row>
        <table:table-row table:style-name="ro1">
          <table:table-cell table:style-name="ce10" table:formula="of:=[.A9]*[.A$18]" office:value-type="float" office:value="0.693147180559945">
            <text:p>0,6931471806</text:p>
          </table:table-cell>
          <table:table-cell table:style-name="ce10" table:formula="of:=[.B9]*[.B$18]" office:value-type="float" office:value="1.38629436111989">
            <text:p>1,3862943611</text:p>
          </table:table-cell>
          <table:table-cell table:style-name="ce10" table:formula="of:=[.C9]*[.C$18]" office:value-type="float" office:value="2.07944154167984">
            <text:p>2,0794415417</text:p>
          </table:table-cell>
          <table:table-cell table:style-name="ce10" table:formula="of:=[.D9]*[.D$18]" office:value-type="float" office:value="0">
            <text:p>0,0000000000</text:p>
          </table:table-cell>
          <table:table-cell table:style-name="ce10" table:formula="of:=[.E9]*[.E$18]" office:value-type="float" office:value="0">
            <text:p>0,0000000000</text:p>
          </table:table-cell>
          <table:table-cell table:style-name="ce10" table:formula="of:=[.F9]*[.F$18]" office:value-type="float" office:value="0">
            <text:p>0,0000000000</text:p>
          </table:table-cell>
          <table:table-cell table:style-name="ce10" table:formula="of:=[.G9]*[.G$18]" office:value-type="float" office:value="0">
            <text:p>0,0000000000</text:p>
          </table:table-cell>
          <table:table-cell table:style-name="ce10" table:formula="of:=[.H9]*[.H$18]" office:value-type="float" office:value="0">
            <text:p>0,0000000000</text:p>
          </table:table-cell>
          <table:table-cell table:formula="of:=SQRT(SUMSQ([.A20:.H20]))" office:value-type="float" office:value="2.59351926826365">
            <text:p>2,5935193</text:p>
          </table:table-cell>
          <table:table-cell table:number-columns-repeated="1015"/>
        </table:table-row>
        <table:table-row table:style-name="ro1">
          <table:table-cell table:style-name="ce10" table:formula="of:=[.A10]*[.A$18]" office:value-type="float" office:value="1.17360019447815">
            <text:p>1,1736001945</text:p>
          </table:table-cell>
          <table:table-cell table:style-name="ce10" table:formula="of:=[.B10]*[.B$18]" office:value-type="float" office:value="0">
            <text:p>0,0000000000</text:p>
          </table:table-cell>
          <table:table-cell table:style-name="ce10" table:formula="of:=[.C10]*[.C$18]" office:value-type="float" office:value="0">
            <text:p>0,0000000000</text:p>
          </table:table-cell>
          <table:table-cell table:style-name="ce10" table:formula="of:=[.D10]*[.D$18]" office:value-type="float" office:value="2.07944154167984">
            <text:p>2,0794415417</text:p>
          </table:table-cell>
          <table:table-cell table:style-name="ce10" table:formula="of:=[.E10]*[.E$18]" office:value-type="float" office:value="0.980829253011726">
            <text:p>0,9808292530</text:p>
          </table:table-cell>
          <table:table-cell table:style-name="ce10" table:formula="of:=[.F10]*[.F$18]" office:value-type="float" office:value="1.38629436111989">
            <text:p>1,3862943611</text:p>
          </table:table-cell>
          <table:table-cell table:style-name="ce10" table:formula="of:=[.G10]*[.G$18]" office:value-type="float" office:value="0">
            <text:p>0,0000000000</text:p>
          </table:table-cell>
          <table:table-cell table:style-name="ce10" table:formula="of:=[.H10]*[.H$18]" office:value-type="float" office:value="0">
            <text:p>0,0000000000</text:p>
          </table:table-cell>
          <table:table-cell table:formula="of:=SQRT(SUMSQ([.A21:.H21]))" office:value-type="float" office:value="2.93006017361066">
            <text:p>2,9300602</text:p>
          </table:table-cell>
          <table:table-cell table:number-columns-repeated="1015"/>
        </table:table-row>
        <table:table-row table:style-name="ro1">
          <table:table-cell table:style-name="ce10" table:formula="of:=[.A11]*[.A$18]" office:value-type="float" office:value="1.17360019447815">
            <text:p>1,1736001945</text:p>
          </table:table-cell>
          <table:table-cell table:style-name="ce10" table:formula="of:=[.B11]*[.B$18]" office:value-type="float" office:value="0">
            <text:p>0,0000000000</text:p>
          </table:table-cell>
          <table:table-cell table:style-name="ce10" table:formula="of:=[.C11]*[.C$18]" office:value-type="float" office:value="0">
            <text:p>0,0000000000</text:p>
          </table:table-cell>
          <table:table-cell table:style-name="ce10" table:formula="of:=[.D11]*[.D$18]" office:value-type="float" office:value="0">
            <text:p>0,0000000000</text:p>
          </table:table-cell>
          <table:table-cell table:style-name="ce10" table:formula="of:=[.E11]*[.E$18]" office:value-type="float" office:value="0">
            <text:p>0,0000000000</text:p>
          </table:table-cell>
          <table:table-cell table:style-name="ce10" table:formula="of:=[.F11]*[.F$18]" office:value-type="float" office:value="1.38629436111989">
            <text:p>1,3862943611</text:p>
          </table:table-cell>
          <table:table-cell table:style-name="ce10" table:formula="of:=[.G11]*[.G$18]" office:value-type="float" office:value="0">
            <text:p>0,0000000000</text:p>
          </table:table-cell>
          <table:table-cell table:style-name="ce10" table:formula="of:=[.H11]*[.H$18]" office:value-type="float" office:value="0">
            <text:p>0,0000000000</text:p>
          </table:table-cell>
          <table:table-cell table:formula="of:=SQRT(SUMSQ([.A22:.H22]))" office:value-type="float" office:value="1.81635609728708">
            <text:p>1,8163561</text:p>
          </table:table-cell>
          <table:table-cell table:number-columns-repeated="1015"/>
        </table:table-row>
        <table:table-row table:style-name="ro1">
          <table:table-cell table:style-name="ce10" table:formula="of:=[.A12]*[.A$18]" office:value-type="float" office:value="0.693147180559945">
            <text:p>0,6931471806</text:p>
          </table:table-cell>
          <table:table-cell table:style-name="ce10" table:formula="of:=[.B12]*[.B$18]" office:value-type="float" office:value="0">
            <text:p>0,0000000000</text:p>
          </table:table-cell>
          <table:table-cell table:style-name="ce10" table:formula="of:=[.C12]*[.C$18]" office:value-type="float" office:value="0">
            <text:p>0,0000000000</text:p>
          </table:table-cell>
          <table:table-cell table:style-name="ce10" table:formula="of:=[.D12]*[.D$18]" office:value-type="float" office:value="0">
            <text:p>0,0000000000</text:p>
          </table:table-cell>
          <table:table-cell table:style-name="ce10" table:formula="of:=[.E12]*[.E$18]" office:value-type="float" office:value="0">
            <text:p>0,0000000000</text:p>
          </table:table-cell>
          <table:table-cell table:style-name="ce10" table:formula="of:=[.F12]*[.F$18]" office:value-type="float" office:value="0">
            <text:p>0,0000000000</text:p>
          </table:table-cell>
          <table:table-cell table:style-name="ce10" table:formula="of:=[.G12]*[.G$18]" office:value-type="float" office:value="1.38629436111989">
            <text:p>1,3862943611</text:p>
          </table:table-cell>
          <table:table-cell table:style-name="ce10" table:formula="of:=[.H12]*[.H$18]" office:value-type="float" office:value="0">
            <text:p>0,0000000000</text:p>
          </table:table-cell>
          <table:table-cell table:formula="of:=SQRT(SUMSQ([.A23:.H23]))" office:value-type="float" office:value="1.54992421414436">
            <text:p>1,5499242</text:p>
          </table:table-cell>
          <table:table-cell table:number-columns-repeated="1015"/>
        </table:table-row>
        <table:table-row table:style-name="ro1">
          <table:table-cell table:style-name="ce11" table:formula="of:=[.A13]*[.A$18]" office:value-type="float" office:value="0">
            <text:p>0,0000000000</text:p>
          </table:table-cell>
          <table:table-cell table:style-name="ce11" table:formula="of:=[.B13]*[.B$18]" office:value-type="float" office:value="1.38629436111989">
            <text:p>1,3862943611</text:p>
          </table:table-cell>
          <table:table-cell table:style-name="ce11" table:formula="of:=[.C13]*[.C$18]" office:value-type="float" office:value="0">
            <text:p>0,0000000000</text:p>
          </table:table-cell>
          <table:table-cell table:style-name="ce11" table:formula="of:=[.D13]*[.D$18]" office:value-type="float" office:value="0">
            <text:p>0,0000000000</text:p>
          </table:table-cell>
          <table:table-cell table:style-name="ce11" table:formula="of:=[.E13]*[.E$18]" office:value-type="float" office:value="0.980829253011726">
            <text:p>0,9808292530</text:p>
          </table:table-cell>
          <table:table-cell table:style-name="ce11" table:formula="of:=[.F13]*[.F$18]" office:value-type="float" office:value="0">
            <text:p>0,0000000000</text:p>
          </table:table-cell>
          <table:table-cell table:style-name="ce11" table:formula="of:=[.G13]*[.G$18]" office:value-type="float" office:value="0">
            <text:p>0,0000000000</text:p>
          </table:table-cell>
          <table:table-cell table:style-name="ce11" table:formula="of:=[.H13]*[.H$18]" office:value-type="float" office:value="2.07944154167984">
            <text:p>2,0794415417</text:p>
          </table:table-cell>
          <table:table-cell table:formula="of:=SQRT(SUMSQ([.A24:.H24]))" office:value-type="float" office:value="2.68475607914391">
            <text:p>2,6847561</text:p>
          </table:table-cell>
          <table:table-cell table:number-columns-repeated="1015"/>
        </table:table-row>
        <table:table-row table:style-name="ro1">
          <table:table-cell table:style-name="ce11" table:formula="of:=[.A14]*[.A$18]" office:value-type="float" office:value="0">
            <text:p>0,0000000000</text:p>
          </table:table-cell>
          <table:table-cell table:style-name="ce11" table:formula="of:=[.B14]*[.B$18]" office:value-type="float" office:value="0">
            <text:p>0,0000000000</text:p>
          </table:table-cell>
          <table:table-cell table:style-name="ce11" table:formula="of:=[.C14]*[.C$18]" office:value-type="float" office:value="0">
            <text:p>0,0000000000</text:p>
          </table:table-cell>
          <table:table-cell table:style-name="ce11" table:formula="of:=[.D14]*[.D$18]" office:value-type="float" office:value="0">
            <text:p>0,0000000000</text:p>
          </table:table-cell>
          <table:table-cell table:style-name="ce11" table:formula="of:=[.E14]*[.E$18]" office:value-type="float" office:value="1.66068828434752">
            <text:p>1,6606882843</text:p>
          </table:table-cell>
          <table:table-cell table:style-name="ce11" table:formula="of:=[.F14]*[.F$18]" office:value-type="float" office:value="0">
            <text:p>0,0000000000</text:p>
          </table:table-cell>
          <table:table-cell table:style-name="ce11" table:formula="of:=[.G14]*[.G$18]" office:value-type="float" office:value="1.38629436111989">
            <text:p>1,3862943611</text:p>
          </table:table-cell>
          <table:table-cell table:style-name="ce11" table:formula="of:=[.H14]*[.H$18]" office:value-type="float" office:value="0">
            <text:p>0,0000000000</text:p>
          </table:table-cell>
          <table:table-cell table:formula="of:=SQRT(SUMSQ([.A25:.H25]))" office:value-type="float" office:value="2.16326087965412">
            <text:p>2,1632609</text:p>
          </table:table-cell>
          <table:table-cell table:number-columns-repeated="1015"/>
        </table:table-row>
        <table:table-row table:style-name="ro1">
          <table:table-cell table:style-name="ce15" office:value-type="string">
            <text:p>LENGTH NORM</text:p>
          </table:table-cell>
          <table:table-cell table:style-name="ce15" table:number-columns-repeated="7"/>
          <table:table-cell table:style-name="ce16" table:number-columns-repeated="1016"/>
        </table:table-row>
        <table:table-row table:style-name="ro1">
          <table:table-cell table:style-name="ce15" table:formula="of:=[.A20]/[.$I20]" office:value-type="float" office:value="0.267261241912424">
            <text:p>0,2672612419</text:p>
          </table:table-cell>
          <table:table-cell table:style-name="ce15" table:formula="of:=[.B20]/[.$I20]" office:value-type="float" office:value="0.534522483824849">
            <text:p>0,5345224838</text:p>
          </table:table-cell>
          <table:table-cell table:style-name="ce15" table:formula="of:=[.C20]/[.$I20]" office:value-type="float" office:value="0.801783725737273">
            <text:p>0,8017837257</text:p>
          </table:table-cell>
          <table:table-cell table:style-name="ce15" table:formula="of:=[.D20]/[.$I20]" office:value-type="float" office:value="0">
            <text:p>0,0000000000</text:p>
          </table:table-cell>
          <table:table-cell table:style-name="ce15" table:formula="of:=[.E20]/[.$I20]" office:value-type="float" office:value="0">
            <text:p>0,0000000000</text:p>
          </table:table-cell>
          <table:table-cell table:style-name="ce15" table:formula="of:=[.F20]/[.$I20]" office:value-type="float" office:value="0">
            <text:p>0,0000000000</text:p>
          </table:table-cell>
          <table:table-cell table:style-name="ce15" table:formula="of:=[.G20]/[.$I20]" office:value-type="float" office:value="0">
            <text:p>0,0000000000</text:p>
          </table:table-cell>
          <table:table-cell table:style-name="ce15" table:formula="of:=[.H20]/[.$I20]" office:value-type="float" office:value="0">
            <text:p>0,0000000000</text:p>
          </table:table-cell>
          <table:table-cell table:style-name="ce16" table:number-columns-repeated="1016"/>
        </table:table-row>
        <table:table-row table:style-name="ro1">
          <table:table-cell table:style-name="ce15" table:formula="of:=[.A21]/[.$I21]" office:value-type="float" office:value="0.400537915585516">
            <text:p>0,4005379156</text:p>
          </table:table-cell>
          <table:table-cell table:style-name="ce15" table:formula="of:=[.B21]/[.$I21]" office:value-type="float" office:value="0">
            <text:p>0,0000000000</text:p>
          </table:table-cell>
          <table:table-cell table:style-name="ce15" table:formula="of:=[.C21]/[.$I21]" office:value-type="float" office:value="0">
            <text:p>0,0000000000</text:p>
          </table:table-cell>
          <table:table-cell table:style-name="ce15" table:formula="of:=[.D21]/[.$I21]" office:value-type="float" office:value="0.709692435810074">
            <text:p>0,7096924358</text:p>
          </table:table-cell>
          <table:table-cell table:style-name="ce15" table:formula="of:=[.E21]/[.$I21]" office:value-type="float" office:value="0.334747136541933">
            <text:p>0,3347471365</text:p>
          </table:table-cell>
          <table:table-cell table:style-name="ce15" table:formula="of:=[.F21]/[.$I21]" office:value-type="float" office:value="0.47312829054005">
            <text:p>0,4731282905</text:p>
          </table:table-cell>
          <table:table-cell table:style-name="ce15" table:formula="of:=[.G21]/[.$I21]" office:value-type="float" office:value="0">
            <text:p>0,0000000000</text:p>
          </table:table-cell>
          <table:table-cell table:style-name="ce15" table:formula="of:=[.H21]/[.$I21]" office:value-type="float" office:value="0">
            <text:p>0,0000000000</text:p>
          </table:table-cell>
          <table:table-cell table:style-name="ce16" table:number-columns-repeated="1016"/>
        </table:table-row>
        <table:table-row table:style-name="ro1">
          <table:table-cell table:style-name="ce15" table:formula="of:=[.A22]/[.$I22]" office:value-type="float" office:value="0.646128915046473">
            <text:p>0,6461289150</text:p>
          </table:table-cell>
          <table:table-cell table:style-name="ce15" table:formula="of:=[.B22]/[.$I22]" office:value-type="float" office:value="0">
            <text:p>0,0000000000</text:p>
          </table:table-cell>
          <table:table-cell table:style-name="ce15" table:formula="of:=[.C22]/[.$I22]" office:value-type="float" office:value="0">
            <text:p>0,0000000000</text:p>
          </table:table-cell>
          <table:table-cell table:style-name="ce15" table:formula="of:=[.D22]/[.$I22]" office:value-type="float" office:value="0">
            <text:p>0,0000000000</text:p>
          </table:table-cell>
          <table:table-cell table:style-name="ce15" table:formula="of:=[.E22]/[.$I22]" office:value-type="float" office:value="0">
            <text:p>0,0000000000</text:p>
          </table:table-cell>
          <table:table-cell table:style-name="ce15" table:formula="of:=[.F22]/[.$I22]" office:value-type="float" office:value="0.763228291627654">
            <text:p>0,7632282916</text:p>
          </table:table-cell>
          <table:table-cell table:style-name="ce15" table:formula="of:=[.G22]/[.$I22]" office:value-type="float" office:value="0">
            <text:p>0,0000000000</text:p>
          </table:table-cell>
          <table:table-cell table:style-name="ce15" table:formula="of:=[.H22]/[.$I22]" office:value-type="float" office:value="0">
            <text:p>0,0000000000</text:p>
          </table:table-cell>
          <table:table-cell table:style-name="ce16" table:number-columns-repeated="1016"/>
        </table:table-row>
        <table:table-row table:style-name="ro1">
          <table:table-cell table:style-name="ce15" table:formula="of:=[.A23]/[.$I23]" office:value-type="float" office:value="0.447213595499958">
            <text:p>0,4472135955</text:p>
          </table:table-cell>
          <table:table-cell table:style-name="ce15" table:formula="of:=[.B23]/[.$I23]" office:value-type="float" office:value="0">
            <text:p>0,0000000000</text:p>
          </table:table-cell>
          <table:table-cell table:style-name="ce15" table:formula="of:=[.C23]/[.$I23]" office:value-type="float" office:value="0">
            <text:p>0,0000000000</text:p>
          </table:table-cell>
          <table:table-cell table:style-name="ce15" table:formula="of:=[.D23]/[.$I23]" office:value-type="float" office:value="0">
            <text:p>0,0000000000</text:p>
          </table:table-cell>
          <table:table-cell table:style-name="ce15" table:formula="of:=[.E23]/[.$I23]" office:value-type="float" office:value="0">
            <text:p>0,0000000000</text:p>
          </table:table-cell>
          <table:table-cell table:style-name="ce15" table:formula="of:=[.F23]/[.$I23]" office:value-type="float" office:value="0">
            <text:p>0,0000000000</text:p>
          </table:table-cell>
          <table:table-cell table:style-name="ce15" table:formula="of:=[.G23]/[.$I23]" office:value-type="float" office:value="0.894427190999916">
            <text:p>0,8944271910</text:p>
          </table:table-cell>
          <table:table-cell table:style-name="ce15" table:formula="of:=[.H23]/[.$I23]" office:value-type="float" office:value="0">
            <text:p>0,0000000000</text:p>
          </table:table-cell>
          <table:table-cell table:style-name="ce16" table:number-columns-repeated="1016"/>
        </table:table-row>
        <table:table-row table:style-name="ro1">
          <table:table-cell table:style-name="ce11" table:formula="of:=[.A24]/[.$I24]" office:value-type="float" office:value="0">
            <text:p>0,0000000000</text:p>
          </table:table-cell>
          <table:table-cell table:style-name="ce11" table:formula="of:=[.B24]/[.$I24]" office:value-type="float" office:value="0.516357657922481">
            <text:p>0,5163576579</text:p>
          </table:table-cell>
          <table:table-cell table:style-name="ce11" table:formula="of:=[.C24]/[.$I24]" office:value-type="float" office:value="0">
            <text:p>0,0000000000</text:p>
          </table:table-cell>
          <table:table-cell table:style-name="ce11" table:formula="of:=[.D24]/[.$I24]" office:value-type="float" office:value="0">
            <text:p>0,0000000000</text:p>
          </table:table-cell>
          <table:table-cell table:style-name="ce11" table:formula="of:=[.E24]/[.$I24]" office:value-type="float" office:value="0.365332724500054">
            <text:p>0,3653327245</text:p>
          </table:table-cell>
          <table:table-cell table:style-name="ce11" table:formula="of:=[.F24]/[.$I24]" office:value-type="float" office:value="0">
            <text:p>0,0000000000</text:p>
          </table:table-cell>
          <table:table-cell table:style-name="ce11" table:formula="of:=[.G24]/[.$I24]" office:value-type="float" office:value="0">
            <text:p>0,0000000000</text:p>
          </table:table-cell>
          <table:table-cell table:style-name="ce11" table:formula="of:=[.H24]/[.$I24]" office:value-type="float" office:value="0.774536486883722">
            <text:p>0,7745364869</text:p>
          </table:table-cell>
          <table:table-cell table:style-name="ce16" table:formula="of:=SUM([.A31:.H32])+[.K4]*[.K3]" office:value-type="float" office:value="11.06474059695">
            <text:p>11,0647406</text:p>
          </table:table-cell>
          <table:table-cell table:style-name="ce16" table:number-columns-repeated="1015"/>
        </table:table-row>
        <table:table-row table:style-name="ro1">
          <table:table-cell table:style-name="ce11" table:formula="of:=[.A25]/[.$I25]" office:value-type="float" office:value="0">
            <text:p>0,0000000000</text:p>
          </table:table-cell>
          <table:table-cell table:style-name="ce11" table:formula="of:=[.B25]/[.$I25]" office:value-type="float" office:value="0">
            <text:p>0,0000000000</text:p>
          </table:table-cell>
          <table:table-cell table:style-name="ce11" table:formula="of:=[.C25]/[.$I25]" office:value-type="float" office:value="0">
            <text:p>0,0000000000</text:p>
          </table:table-cell>
          <table:table-cell table:style-name="ce11" table:formula="of:=[.D25]/[.$I25]" office:value-type="float" office:value="0">
            <text:p>0,0000000000</text:p>
          </table:table-cell>
          <table:table-cell table:style-name="ce11" table:formula="of:=[.E25]/[.$I25]" office:value-type="float" office:value="0.767678230566923">
            <text:p>0,7676782306</text:p>
          </table:table-cell>
          <table:table-cell table:style-name="ce11" table:formula="of:=[.F25]/[.$I25]" office:value-type="float" office:value="0">
            <text:p>0,0000000000</text:p>
          </table:table-cell>
          <table:table-cell table:style-name="ce11" table:formula="of:=[.G25]/[.$I25]" office:value-type="float" office:value="0.640835497076775">
            <text:p>0,6408354971</text:p>
          </table:table-cell>
          <table:table-cell table:style-name="ce11" table:formula="of:=[.H25]/[.$I25]" office:value-type="float" office:value="0">
            <text:p>0,0000000000</text:p>
          </table:table-cell>
          <table:table-cell table:style-name="ce16" table:number-columns-repeated="1016"/>
        </table:table-row>
        <table:table-row table:style-name="ro1">
          <table:table-cell table:style-name="ce15" office:value-type="string">
            <text:p>COMPLEMENT</text:p>
          </table:table-cell>
          <table:table-cell table:style-name="ce15" table:number-columns-repeated="7"/>
          <table:table-cell table:style-name="ce16" table:number-columns-repeated="1016"/>
        </table:table-row>
        <table:table-row table:style-name="ro1">
          <table:table-cell table:style-name="ce15" table:formula="of:=(SUM([.A31:.A32])+[.$K$4])/(SUM([.$A$31:.$H$32])+[.$K$4]*[.$K$3])" office:value-type="float" office:value="0.0903771752476198">
            <text:p>0,0903771752</text:p>
          </table:table-cell>
          <table:table-cell table:style-name="ce15" table:formula="of:=(SUM([.B31:.B32])+[.$K$4])/(SUM([.$A$31:.$H$32])+[.$K$4]*[.$K$3])" office:value-type="float" office:value="0.13704412178813">
            <text:p>0,1370441218</text:p>
          </table:table-cell>
          <table:table-cell table:style-name="ce15" table:formula="of:=(SUM([.C31:.C32])+[.$K$4])/(SUM([.$A$31:.$H$32])+[.$K$4]*[.$K$3])" office:value-type="float" office:value="0.0903771752476198">
            <text:p>0,0903771752</text:p>
          </table:table-cell>
          <table:table-cell table:style-name="ce15" table:formula="of:=(SUM([.D31:.D32])+[.$K$4])/(SUM([.$A$31:.$H$32])+[.$K$4]*[.$K$3])" office:value-type="float" office:value="0.0903771752476198">
            <text:p>0,0903771752</text:p>
          </table:table-cell>
          <table:table-cell table:style-name="ce15" table:formula="of:=(SUM([.E31:.E32])+[.$K$4])/(SUM([.$A$31:.$H$32])+[.$K$4]*[.$K$3])" office:value-type="float" office:value="0.192775504891181">
            <text:p>0,1927755049</text:p>
          </table:table-cell>
          <table:table-cell table:style-name="ce15" table:formula="of:=(SUM([.F31:.F32])+[.$K$4])/(SUM([.$A$31:.$H$32])+[.$K$4]*[.$K$3])" office:value-type="float" office:value="0.0903771752476198">
            <text:p>0,0903771752</text:p>
          </table:table-cell>
          <table:table-cell table:style-name="ce15" table:formula="of:=(SUM([.G31:.G32])+[.$K$4])/(SUM([.$A$31:.$H$32])+[.$K$4]*[.$K$3])" office:value-type="float" office:value="0.148294077271823">
            <text:p>0,1482940773</text:p>
          </table:table-cell>
          <table:table-cell table:style-name="ce15" table:formula="of:=(SUM([.H31:.H32])+[.$K$4])/(SUM([.$A$31:.$H$32])+[.$K$4]*[.$K$3])" office:value-type="float" office:value="0.160377595058386">
            <text:p>0,1603775951</text:p>
          </table:table-cell>
          <table:table-cell table:style-name="ce16" table:number-columns-repeated="1016"/>
        </table:table-row>
        <table:table-row table:style-name="ro1">
          <table:table-cell table:style-name="ce11" table:formula="of:=(SUM([.A27:.A30])+[.$K$4])/(SUM([.$A$27:.$H$30])+[.$K$4]*[.$K$3])" office:value-type="float" office:value="0.193456545371162">
            <text:p>0,1934565454</text:p>
          </table:table-cell>
          <table:table-cell table:style-name="ce11" table:formula="of:=(SUM([.B27:.B30])+[.$K$4])/(SUM([.$A$27:.$H$30])+[.$K$4]*[.$K$3])" office:value-type="float" office:value="0.107514736368231">
            <text:p>0,1075147364</text:p>
          </table:table-cell>
          <table:table-cell table:style-name="ce11" table:formula="of:=(SUM([.C27:.C30])+[.$K$4])/(SUM([.$A$27:.$H$30])+[.$K$4]*[.$K$3])" office:value-type="float" office:value="0.12624011984651">
            <text:p>0,1262401198</text:p>
          </table:table-cell>
          <table:table-cell table:style-name="ce11" table:formula="of:=(SUM([.D27:.D30])+[.$K$4])/(SUM([.$A$27:.$H$30])+[.$K$4]*[.$K$3])" office:value-type="float" office:value="0.119787838525969">
            <text:p>0,1197878385</text:p>
          </table:table-cell>
          <table:table-cell table:style-name="ce11" table:formula="of:=(SUM([.E27:.E30])+[.$K$4])/(SUM([.$A$27:.$H$30])+[.$K$4]*[.$K$3])" office:value-type="float" office:value="0.0935176825469945">
            <text:p>0,0935176825</text:p>
          </table:table-cell>
          <table:table-cell table:style-name="ce11" table:formula="of:=(SUM([.F27:.F30])+[.$K$4])/(SUM([.$A$27:.$H$30])+[.$K$4]*[.$K$3])" office:value-type="float" office:value="0.156688019166596">
            <text:p>0,1566880192</text:p>
          </table:table-cell>
          <table:table-cell table:style-name="ce11" table:formula="of:=(SUM([.G27:.G30])+[.$K$4])/(SUM([.$A$27:.$H$30])+[.$K$4]*[.$K$3])" office:value-type="float" office:value="0.132731088762863">
            <text:p>0,1327310888</text:p>
          </table:table-cell>
          <table:table-cell table:style-name="ce11" table:formula="of:=(SUM([.H27:.H30])+[.$K$4])/(SUM([.$A$27:.$H$30])+[.$K$4]*[.$K$3])" office:value-type="float" office:value="0.0700639694116748">
            <text:p>0,0700639694</text:p>
          </table:table-cell>
          <table:table-cell table:style-name="ce16" table:number-columns-repeated="1016"/>
        </table:table-row>
        <table:table-row table:style-name="ro1">
          <table:table-cell table:style-name="ce15" office:value-type="string">
            <text:p>LOG</text:p>
          </table:table-cell>
          <table:table-cell table:style-name="ce15" table:number-columns-repeated="7"/>
          <table:table-cell table:style-name="ce16" table:number-columns-repeated="1016"/>
        </table:table-row>
        <table:table-row table:style-name="ro1">
          <table:table-cell table:style-name="ce15" table:formula="of:=-LN([.A34])" office:value-type="float" office:value="2.40376352966291">
            <text:p>2,4037635297</text:p>
          </table:table-cell>
          <table:table-cell table:style-name="ce15" table:formula="of:=-LN([.B34])" office:value-type="float" office:value="1.98745234815552">
            <text:p>1,9874523482</text:p>
          </table:table-cell>
          <table:table-cell table:style-name="ce15" table:formula="of:=-LN([.C34])" office:value-type="float" office:value="2.40376352966291">
            <text:p>2,4037635297</text:p>
          </table:table-cell>
          <table:table-cell table:style-name="ce15" table:formula="of:=-LN([.D34])" office:value-type="float" office:value="2.40376352966291">
            <text:p>2,4037635297</text:p>
          </table:table-cell>
          <table:table-cell table:style-name="ce15" table:formula="of:=-LN([.E34])" office:value-type="float" office:value="1.64622895419674">
            <text:p>1,6462289542</text:p>
          </table:table-cell>
          <table:table-cell table:style-name="ce15" table:formula="of:=-LN([.F34])" office:value-type="float" office:value="2.40376352966291">
            <text:p>2,4037635297</text:p>
          </table:table-cell>
          <table:table-cell table:style-name="ce15" table:formula="of:=-LN([.G34])" office:value-type="float" office:value="1.90855796811505">
            <text:p>1,9085579681</text:p>
          </table:table-cell>
          <table:table-cell table:style-name="ce15" table:formula="of:=-LN([.H34])" office:value-type="float" office:value="1.830224274987">
            <text:p>1,8302242750</text:p>
          </table:table-cell>
          <table:table-cell table:style-name="ce16" table:formula="of:=SUM([.A37:.H37])" office:value-type="float" office:value="16.9875176641059">
            <text:p>16,9875177</text:p>
          </table:table-cell>
          <table:table-cell table:style-name="ce16" table:number-columns-repeated="1015"/>
        </table:table-row>
        <table:table-row table:style-name="ro1">
          <table:table-cell table:style-name="ce11" table:formula="of:=-LN([.A35])" office:value-type="float" office:value="1.64270236345757">
            <text:p>1,6427023635</text:p>
          </table:table-cell>
          <table:table-cell table:style-name="ce11" table:formula="of:=-LN([.B35])" office:value-type="float" office:value="2.23012735831419">
            <text:p>2,2301273583</text:p>
          </table:table-cell>
          <table:table-cell table:style-name="ce11" table:formula="of:=-LN([.C35])" office:value-type="float" office:value="2.06956947253054">
            <text:p>2,0695694725</text:p>
          </table:table-cell>
          <table:table-cell table:style-name="ce11" table:formula="of:=-LN([.D35])" office:value-type="float" office:value="2.12203311326204">
            <text:p>2,1220331133</text:p>
          </table:table-cell>
          <table:table-cell table:style-name="ce11" table:formula="of:=-LN([.E35])" office:value-type="float" office:value="2.3696047424184">
            <text:p>2,3696047424</text:p>
          </table:table-cell>
          <table:table-cell table:style-name="ce11" table:formula="of:=-LN([.F35])" office:value-type="float" office:value="1.85349858968039">
            <text:p>1,8534985897</text:p>
          </table:table-cell>
          <table:table-cell table:style-name="ce11" table:formula="of:=-LN([.G35])" office:value-type="float" office:value="2.01943008653835">
            <text:p>2,0194300865</text:p>
          </table:table-cell>
          <table:table-cell table:style-name="ce11" table:formula="of:=-LN([.H35])" office:value-type="float" office:value="2.65834660550011">
            <text:p>2,6583466055</text:p>
          </table:table-cell>
          <table:table-cell table:style-name="ce16" table:formula="of:=SUM([.A38:.H38])" office:value-type="float" office:value="16.9653123317016">
            <text:p>16,9653123</text:p>
          </table:table-cell>
          <table:table-cell table:style-name="ce16" table:number-columns-repeated="1015"/>
        </table:table-row>
        <table:table-row table:style-name="ro1">
          <table:table-cell table:style-name="ce15" office:value-type="string">
            <text:p>WEIGHTS</text:p>
          </table:table-cell>
          <table:table-cell table:style-name="ce15" table:number-columns-repeated="7"/>
          <table:table-cell table:style-name="ce16" table:number-columns-repeated="1016"/>
        </table:table-row>
        <table:table-row table:style-name="ro1">
          <table:table-cell table:style-name="ce15" table:formula="of:=[.A37]/ABS([.$I37])" office:value-type="float" office:value="0.141501753063191">
            <text:p>0,1415017531</text:p>
          </table:table-cell>
          <table:table-cell table:style-name="ce15" table:formula="of:=[.B37]/ABS([.$I37])" office:value-type="float" office:value="0.116994865727495">
            <text:p>0,1169948657</text:p>
          </table:table-cell>
          <table:table-cell table:style-name="ce15" table:formula="of:=[.C37]/ABS([.$I37])" office:value-type="float" office:value="0.141501753063191">
            <text:p>0,1415017531</text:p>
          </table:table-cell>
          <table:table-cell table:style-name="ce15" table:formula="of:=[.D37]/ABS([.$I37])" office:value-type="float" office:value="0.141501753063191">
            <text:p>0,1415017531</text:p>
          </table:table-cell>
          <table:table-cell table:style-name="ce15" table:formula="of:=[.E37]/ABS([.$I37])" office:value-type="float" office:value="0.0969081526063791">
            <text:p>0,0969081526</text:p>
          </table:table-cell>
          <table:table-cell table:style-name="ce15" table:formula="of:=[.F37]/ABS([.$I37])" office:value-type="float" office:value="0.141501753063191">
            <text:p>0,1415017531</text:p>
          </table:table-cell>
          <table:table-cell table:style-name="ce15" table:formula="of:=[.G37]/ABS([.$I37])" office:value-type="float" office:value="0.112350609774362">
            <text:p>0,1123506098</text:p>
          </table:table-cell>
          <table:table-cell table:style-name="ce15" table:formula="of:=[.H37]/ABS([.$I37])" office:value-type="float" office:value="0.107739359639002">
            <text:p>0,1077393596</text:p>
          </table:table-cell>
          <table:table-cell table:style-name="ce16" table:number-columns-repeated="1016"/>
        </table:table-row>
        <table:table-row table:style-name="ro1">
          <table:table-cell table:style-name="ce11" table:formula="of:=[.A38]/ABS([.$I38])" office:value-type="float" office:value="0.0968271217965139">
            <text:p>0,0968271218</text:p>
          </table:table-cell>
          <table:table-cell table:style-name="ce11" table:formula="of:=[.B38]/ABS([.$I38])" office:value-type="float" office:value="0.131452184004119">
            <text:p>0,1314521840</text:p>
          </table:table-cell>
          <table:table-cell table:style-name="ce11" table:formula="of:=[.C38]/ABS([.$I38])" office:value-type="float" office:value="0.12198829187856">
            <text:p>0,1219882919</text:p>
          </table:table-cell>
          <table:table-cell table:style-name="ce11" table:formula="of:=[.D38]/ABS([.$I38])" office:value-type="float" office:value="0.125080698296181">
            <text:p>0,1250806983</text:p>
          </table:table-cell>
          <table:table-cell table:style-name="ce11" table:formula="of:=[.E38]/ABS([.$I38])" office:value-type="float" office:value="0.139673511226229">
            <text:p>0,1396735112</text:p>
          </table:table-cell>
          <table:table-cell table:style-name="ce11" table:formula="of:=[.F38]/ABS([.$I38])" office:value-type="float" office:value="0.109252252681309">
            <text:p>0,1092522527</text:p>
          </table:table-cell>
          <table:table-cell table:style-name="ce11" table:formula="of:=[.G38]/ABS([.$I38])" office:value-type="float" office:value="0.11903288587059">
            <text:p>0,1190328859</text:p>
          </table:table-cell>
          <table:table-cell table:style-name="ce11" table:formula="of:=[.H38]/ABS([.$I38])" office:value-type="float" office:value="0.156693054246499">
            <text:p>0,1566930542</text:p>
          </table:table-cell>
          <table:table-cell table:style-name="ce16" table:number-columns-repeated="1016"/>
        </table:table-row>
        <table:table-row table:style-name="ro1">
          <table:table-cell table:style-name="ce15" table:number-columns-repeated="8"/>
          <table:table-cell table:style-name="ce16" table:number-columns-repeated="1016"/>
        </table:table-row>
        <table:table-row table:style-name="ro1">
          <table:table-cell table:style-name="ce15" table:number-columns-repeated="8"/>
          <table:table-cell table:style-name="ce16" table:number-columns-repeated="2"/>
          <table:table-cell table:style-name="Default"/>
          <table:table-cell table:style-name="ce16" table:number-columns-repeated="1013"/>
        </table:table-row>
        <table:table-row table:style-name="ro1">
          <table:table-cell table:style-name="ce15" table:formula="of:=[.A40]*[Init.C$14]" office:value-type="float" office:value="0.141501753063191">
            <text:p>0,1415017531</text:p>
          </table:table-cell>
          <table:table-cell table:style-name="ce15" table:formula="of:=[.B40]*[Init.D$14]" office:value-type="float" office:value="0">
            <text:p>0,0000000000</text:p>
          </table:table-cell>
          <table:table-cell table:style-name="ce15" table:formula="of:=[.C40]*[Init.E$14]" office:value-type="float" office:value="0.141501753063191">
            <text:p>0,1415017531</text:p>
          </table:table-cell>
          <table:table-cell table:style-name="ce15" table:formula="of:=[.D40]*[Init.F$14]" office:value-type="float" office:value="0">
            <text:p>0,0000000000</text:p>
          </table:table-cell>
          <table:table-cell table:style-name="ce15" table:formula="of:=[.E40]*[Init.G$14]" office:value-type="float" office:value="0">
            <text:p>0,0000000000</text:p>
          </table:table-cell>
          <table:table-cell table:style-name="ce15" table:formula="of:=[.F40]*[Init.H$14]" office:value-type="float" office:value="0">
            <text:p>0,0000000000</text:p>
          </table:table-cell>
          <table:table-cell table:style-name="ce15" table:formula="of:=[.G40]*[Init.I$14]" office:value-type="float" office:value="0">
            <text:p>0,0000000000</text:p>
          </table:table-cell>
          <table:table-cell table:style-name="ce15" table:formula="of:=[.H40]*[Init.J$14]" office:value-type="float" office:value="0">
            <text:p>0,0000000000</text:p>
          </table:table-cell>
          <table:table-cell table:style-name="ce16" table:formula="of:=SUM([.A44:.H44])+IF([.$K$5]&gt;0; [Init.C17]; 0)" office:value-type="float" office:value="-0.122461601981783">
            <text:p>-0,1224616</text:p>
          </table:table-cell>
          <table:table-cell table:style-name="ce16" office:value-type="string">
            <text:p>CAT</text:p>
          </table:table-cell>
          <table:table-cell table:style-name="ce16" table:number-columns-repeated="1014"/>
        </table:table-row>
        <table:table-row table:style-name="ro1">
          <table:table-cell table:style-name="ce15" table:formula="of:=[.A41]*[Init.C$14]" office:value-type="float" office:value="0.0968271217965139">
            <text:p>0,0968271218</text:p>
          </table:table-cell>
          <table:table-cell table:style-name="ce15" table:formula="of:=[.B41]*[Init.D$14]" office:value-type="float" office:value="0">
            <text:p>0,0000000000</text:p>
          </table:table-cell>
          <table:table-cell table:style-name="ce15" table:formula="of:=[.C41]*[Init.E$14]" office:value-type="float" office:value="0.12198829187856">
            <text:p>0,1219882919</text:p>
          </table:table-cell>
          <table:table-cell table:style-name="ce15" table:formula="of:=[.D41]*[Init.F$14]" office:value-type="float" office:value="0">
            <text:p>0,0000000000</text:p>
          </table:table-cell>
          <table:table-cell table:style-name="ce15" table:formula="of:=[.E41]*[Init.G$14]" office:value-type="float" office:value="0">
            <text:p>0,0000000000</text:p>
          </table:table-cell>
          <table:table-cell table:style-name="ce15" table:formula="of:=[.F41]*[Init.H$14]" office:value-type="float" office:value="0">
            <text:p>0,0000000000</text:p>
          </table:table-cell>
          <table:table-cell table:style-name="ce15" table:formula="of:=[.G41]*[Init.I$14]" office:value-type="float" office:value="0">
            <text:p>0,0000000000</text:p>
          </table:table-cell>
          <table:table-cell table:style-name="ce15" table:formula="of:=[.H41]*[Init.J$14]" office:value-type="float" office:value="0">
            <text:p>0,0000000000</text:p>
          </table:table-cell>
          <table:table-cell table:style-name="ce16" table:formula="of:=SUM([.A45:.H45])+IF([.$K$5]&gt;0; [Init.C18]; 0)" office:value-type="float" office:value="-0.879796874993036">
            <text:p>-0,8797969</text:p>
          </table:table-cell>
          <table:table-cell table:style-name="ce16" office:value-type="string">
            <text:p>DOG</text:p>
          </table:table-cell>
          <table:table-cell table:style-name="ce16" table:number-columns-repeated="1014"/>
        </table:table-row>
        <table:table-row table:style-name="ro1">
          <table:table-cell table:style-name="ce15" table:number-columns-repeated="8"/>
          <table:table-cell table:style-name="ce16" table:number-columns-repeated="1016"/>
        </table:table-row>
        <table:table-row table:style-name="ro1">
          <table:table-cell table:style-name="ce15" table:formula="of:=[.A40]*[Init.C$15]" office:value-type="float" office:value="0.141501753063191">
            <text:p>0,1415017531</text:p>
          </table:table-cell>
          <table:table-cell table:style-name="ce15" table:formula="of:=[.B40]*[Init.D$15]" office:value-type="float" office:value="0.233989731454989">
            <text:p>0,2339897315</text:p>
          </table:table-cell>
          <table:table-cell table:style-name="ce15" table:formula="of:=[.C40]*[Init.E$15]" office:value-type="float" office:value="0.141501753063191">
            <text:p>0,1415017531</text:p>
          </table:table-cell>
          <table:table-cell table:style-name="ce15" table:formula="of:=[.D40]*[Init.F$15]" office:value-type="float" office:value="0">
            <text:p>0,0000000000</text:p>
          </table:table-cell>
          <table:table-cell table:style-name="ce15" table:formula="of:=[.E40]*[Init.G$15]" office:value-type="float" office:value="0.193816305212758">
            <text:p>0,1938163052</text:p>
          </table:table-cell>
          <table:table-cell table:style-name="ce15" table:formula="of:=[.F40]*[Init.H$15]" office:value-type="float" office:value="0">
            <text:p>0,0000000000</text:p>
          </table:table-cell>
          <table:table-cell table:style-name="ce15" table:formula="of:=[.G40]*[Init.I$15]" office:value-type="float" office:value="0.112350609774362">
            <text:p>0,1123506098</text:p>
          </table:table-cell>
          <table:table-cell table:style-name="ce15" table:formula="of:=[.H40]*[Init.J$15]" office:value-type="float" office:value="0.107739359639002">
            <text:p>0,1077393596</text:p>
          </table:table-cell>
          <table:table-cell table:style-name="ce16" table:formula="of:=SUM([.A47:.H47]) +IF([.$K$5]&gt;0; [Init.C17]; 0)" office:value-type="float" office:value="0.525434404099328">
            <text:p>0,5254344</text:p>
          </table:table-cell>
          <table:table-cell table:style-name="ce16" office:value-type="string">
            <text:p>CAT</text:p>
          </table:table-cell>
          <table:table-cell table:style-name="ce16" table:number-columns-repeated="1014"/>
        </table:table-row>
        <table:table-row table:style-name="ro1">
          <table:table-cell table:style-name="ce15" table:formula="of:=[.A41]*[Init.C$15]" office:value-type="float" office:value="0.0968271217965139">
            <text:p>0,0968271218</text:p>
          </table:table-cell>
          <table:table-cell table:style-name="ce15" table:formula="of:=[.B41]*[Init.D$15]" office:value-type="float" office:value="0.262904368008238">
            <text:p>0,2629043680</text:p>
          </table:table-cell>
          <table:table-cell table:style-name="ce15" table:formula="of:=[.C41]*[Init.E$15]" office:value-type="float" office:value="0.12198829187856">
            <text:p>0,1219882919</text:p>
          </table:table-cell>
          <table:table-cell table:style-name="ce15" table:formula="of:=[.D41]*[Init.F$15]" office:value-type="float" office:value="0">
            <text:p>0,0000000000</text:p>
          </table:table-cell>
          <table:table-cell table:style-name="ce15" table:formula="of:=[.E41]*[Init.G$15]" office:value-type="float" office:value="0.279347022452458">
            <text:p>0,2793470225</text:p>
          </table:table-cell>
          <table:table-cell table:style-name="ce15" table:formula="of:=[.F41]*[Init.H$15]" office:value-type="float" office:value="0">
            <text:p>0,0000000000</text:p>
          </table:table-cell>
          <table:table-cell table:style-name="ce15" table:formula="of:=[.G41]*[Init.I$15]" office:value-type="float" office:value="0.11903288587059">
            <text:p>0,1190328859</text:p>
          </table:table-cell>
          <table:table-cell table:style-name="ce15" table:formula="of:=[.H41]*[Init.J$15]" office:value-type="float" office:value="0.156693054246499">
            <text:p>0,1566930542</text:p>
          </table:table-cell>
          <table:table-cell table:style-name="ce16" table:formula="of:=SUM([.A48:.H48]) +IF([.$K$5]&gt;0; [Init.C18]; 0)" office:value-type="float" office:value="-0.0618195444152512">
            <text:p>-0,0618195</text:p>
          </table:table-cell>
          <table:table-cell table:style-name="ce16" office:value-type="string">
            <text:p>DOG</text:p>
          </table:table-cell>
          <table:table-cell table:style-name="ce16" table:number-columns-repeated="1014"/>
        </table:table-row>
        <table:table-row table:style-name="ro1">
          <table:table-cell table:style-name="ce15" table:number-columns-repeated="8"/>
          <table:table-cell table:style-name="ce16" table:number-columns-repeated="1016"/>
        </table:table-row>
        <table:table-row table:style-name="ro1">
          <table:table-cell table:style-name="ce15" table:formula="of:=[.A40]*[Init.C$16]" office:value-type="float" office:value="0">
            <text:p>0,0000000000</text:p>
          </table:table-cell>
          <table:table-cell table:style-name="ce15" table:formula="of:=[.B40]*[Init.D$16]" office:value-type="float" office:value="0">
            <text:p>0,0000000000</text:p>
          </table:table-cell>
          <table:table-cell table:style-name="ce15" table:formula="of:=[.C40]*[Init.E$16]" office:value-type="float" office:value="0">
            <text:p>0,0000000000</text:p>
          </table:table-cell>
          <table:table-cell table:style-name="ce15" table:formula="of:=[.D40]*[Init.F$16]" office:value-type="float" office:value="0">
            <text:p>0,0000000000</text:p>
          </table:table-cell>
          <table:table-cell table:style-name="ce15" table:formula="of:=[.E40]*[Init.G$16]" office:value-type="float" office:value="0.0969081526063791">
            <text:p>0,0969081526</text:p>
          </table:table-cell>
          <table:table-cell table:style-name="ce15" table:formula="of:=[.F40]*[Init.H$16]" office:value-type="float" office:value="0">
            <text:p>0,0000000000</text:p>
          </table:table-cell>
          <table:table-cell table:style-name="ce15" table:formula="of:=[.G40]*[Init.I$16]" office:value-type="float" office:value="0">
            <text:p>0,0000000000</text:p>
          </table:table-cell>
          <table:table-cell table:style-name="ce15" table:formula="of:=[.H40]*[Init.J$16]" office:value-type="float" office:value="0.107739359639002">
            <text:p>0,1077393596</text:p>
          </table:table-cell>
          <table:table-cell table:style-name="ce16" table:formula="of:=SUM([.A50:.H50])+IF([.$K$5]&gt;0; [Init.C17]; 0)" office:value-type="float" office:value="-0.200817595862784">
            <text:p>-0,2008176</text:p>
          </table:table-cell>
          <table:table-cell table:style-name="ce16" office:value-type="string">
            <text:p>CAT</text:p>
          </table:table-cell>
          <table:table-cell table:style-name="ce16" table:number-columns-repeated="1014"/>
        </table:table-row>
        <table:table-row table:style-name="ro1">
          <table:table-cell table:style-name="ce15" table:formula="of:=[.A41]*[Init.C$16]" office:value-type="float" office:value="0">
            <text:p>0,0000000000</text:p>
          </table:table-cell>
          <table:table-cell table:style-name="ce15" table:formula="of:=[.B41]*[Init.D$16]" office:value-type="float" office:value="0">
            <text:p>0,0000000000</text:p>
          </table:table-cell>
          <table:table-cell table:style-name="ce15" table:formula="of:=[.C41]*[Init.E$16]" office:value-type="float" office:value="0">
            <text:p>0,0000000000</text:p>
          </table:table-cell>
          <table:table-cell table:style-name="ce15" table:formula="of:=[.D41]*[Init.F$16]" office:value-type="float" office:value="0">
            <text:p>0,0000000000</text:p>
          </table:table-cell>
          <table:table-cell table:style-name="ce15" table:formula="of:=[.E41]*[Init.G$16]" office:value-type="float" office:value="0.139673511226229">
            <text:p>0,1396735112</text:p>
          </table:table-cell>
          <table:table-cell table:style-name="ce15" table:formula="of:=[.F41]*[Init.H$16]" office:value-type="float" office:value="0">
            <text:p>0,0000000000</text:p>
          </table:table-cell>
          <table:table-cell table:style-name="ce15" table:formula="of:=[.G41]*[Init.I$16]" office:value-type="float" office:value="0">
            <text:p>0,0000000000</text:p>
          </table:table-cell>
          <table:table-cell table:style-name="ce15" table:formula="of:=[.H41]*[Init.J$16]" office:value-type="float" office:value="0.156693054246499">
            <text:p>0,1566930542</text:p>
          </table:table-cell>
          <table:table-cell table:style-name="ce16" table:formula="of:=SUM([.A51:.H51])+IF([.$K$5]&gt;0; [Init.C18]; 0)" office:value-type="float" office:value="-0.802245723195382">
            <text:p>-0,8022457</text:p>
          </table:table-cell>
          <table:table-cell table:style-name="ce16" office:value-type="string">
            <text:p>DOG</text:p>
          </table:table-cell>
          <table:table-cell table:style-name="ce16" table:number-columns-repeated="1014"/>
        </table:table-row>
        <table:table-row table:style-name="ro1" table:number-rows-repeated="7">
          <table:table-cell table:style-name="ce15" table:number-columns-repeated="8"/>
          <table:table-cell table:style-name="ce16" table:number-columns-repeated="1016"/>
        </table:table-row>
        <table:table-row table:style-name="ro1" table:number-rows-repeated="3">
          <table:table-cell table:style-name="Default" table:number-columns-repeated="11"/>
          <table:table-cell table:style-name="ce16" table:number-columns-repeated="1013"/>
        </table:table-row>
        <table:table-row table:style-name="ro1" table:number-rows-repeated="15">
          <table:table-cell table:style-name="Default" table:number-columns-repeated="11"/>
          <table:table-cell table:number-columns-repeated="1013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110">
      <number:number number:decimal-places="16" number:min-integer-digits="3"/>
    </number:number-style>
    <number:number-style style:name="N111">
      <number:number number:decimal-places="7" number:min-integer-digits="1"/>
    </number:number-style>
    <number:number-style style:name="N112">
      <number:number number:decimal-places="10"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3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4">04.08.2017</text:date>, <text:time>01:24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H18M14S</meta:editing-duration>
    <meta:editing-cycles>22</meta:editing-cycles>
    <meta:generator>OpenOffice/4.1.2$Win32 OpenOffice.org_project/412m3$Build-9782</meta:generator>
    <dc:date>2017-08-04T01:24:57.68</dc:date>
    <dc:creator>Serge P</dc:creator>
    <meta:document-statistic meta:table-count="3" meta:cell-count="724" meta:object-count="0"/>
    <meta:user-defined meta:name="Info 1"/>
    <meta:user-defined meta:name="Info 2"/>
    <meta:user-defined meta:name="Info 3"/>
    <meta:user-defined meta:name="Info 4"/>
  </office:meta>
</office:document-meta>
</file>